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11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18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1" office:value-type="percentage" office:value="0.1373" calcext:value-type="percentage">
            <text:p>13,73%</text:p>
          </table:table-cell>
          <table:table-cell office:value-type="string" calcext:value-type="string">
            <text:p>Glass1</text:p>
          </table:table-cell>
          <table:table-cell table:style-name="ce11" office:value-type="percentage" office:value="0.4635" calcext:value-type="percentage">
            <text:p>46,35%</text:p>
          </table:table-cell>
          <table:table-cell office:value-type="string" calcext:value-type="string">
            <text:p>BK1</text:p>
          </table:table-cell>
          <table:table-cell table:style-name="ce12" office:value-type="float" office:value="0.093" calcext:value-type="float">
            <text:p>0,093</text:p>
          </table:table-cell>
          <table:table-cell office:value-type="string" calcext:value-type="string">
            <text:p>BL1</text:p>
          </table:table-cell>
          <table:table-cell table:style-name="ce12" office:value-type="float" office:value="0.014" calcext:value-type="float">
            <text:p>0,014</text:p>
          </table:table-cell>
          <table:table-cell office:value-type="string" calcext:value-type="string">
            <text:p>Spiral1</text:p>
          </table:table-cell>
          <table:table-cell table:style-name="ce11" office:value-type="percentage" office:value="0.5448" calcext:value-type="percentage">
            <text:p>54,4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1" office:value-type="percentage" office:value="0.1137" calcext:value-type="percentage">
            <text:p>11,37%</text:p>
          </table:table-cell>
          <table:table-cell office:value-type="string" calcext:value-type="string">
            <text:p>Glass2</text:p>
          </table:table-cell>
          <table:table-cell table:style-name="ce11" office:value-type="percentage" office:value="0.7841" calcext:value-type="percentage">
            <text:p>78,41%</text:p>
          </table:table-cell>
          <table:table-cell office:value-type="string" calcext:value-type="string">
            <text:p>BK2</text:p>
          </table:table-cell>
          <table:table-cell table:style-name="ce12" office:value-type="float" office:value="0.181" calcext:value-type="float">
            <text:p>0,181</text:p>
          </table:table-cell>
          <table:table-cell office:value-type="string" calcext:value-type="string">
            <text:p>BL2</text:p>
          </table:table-cell>
          <table:table-cell table:style-name="ce12" office:value-type="float" office:value="0.00038" calcext:value-type="float">
            <text:p>0,00038</text:p>
          </table:table-cell>
          <table:table-cell office:value-type="string" calcext:value-type="string">
            <text:p>Spiral2</text:p>
          </table:table-cell>
          <table:table-cell table:style-name="ce11" office:value-type="percentage" office:value="0.3978" calcext:value-type="percentage">
            <text:p>39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1" office:value-type="percentage" office:value="0.1667" calcext:value-type="percentage">
            <text:p>16,67%</text:p>
          </table:table-cell>
          <table:table-cell office:value-type="string" calcext:value-type="string">
            <text:p>Glass3</text:p>
          </table:table-cell>
          <table:table-cell table:style-name="ce11" office:value-type="percentage" office:value="0.5413" calcext:value-type="percentage">
            <text:p>54,13%</text:p>
          </table:table-cell>
          <table:table-cell office:value-type="string" calcext:value-type="string">
            <text:p>BK3</text:p>
          </table:table-cell>
          <table:table-cell table:style-name="ce12" office:value-type="float" office:value="0.259" calcext:value-type="float">
            <text:p>0,259</text:p>
          </table:table-cell>
          <table:table-cell office:value-type="string" calcext:value-type="string">
            <text:p>BL3</text:p>
          </table:table-cell>
          <table:table-cell table:style-name="ce12" office:value-type="float" office:value="0.0446" calcext:value-type="float">
            <text:p>0,0446</text:p>
          </table:table-cell>
          <table:table-cell office:value-type="string" calcext:value-type="string">
            <text:p>Spiral3</text:p>
          </table:table-cell>
          <table:table-cell table:style-name="ce11" office:value-type="percentage" office:value="0.3975" calcext:value-type="percentage">
            <text:p>39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4</text:p>
          </table:table-cell>
          <table:table-cell table:style-name="ce11" office:value-type="percentage" office:value="0.5746" calcext:value-type="percentage">
            <text:p>57,46%</text:p>
          </table:table-cell>
          <table:table-cell office:value-type="string" calcext:value-type="string">
            <text:p>BK4</text:p>
          </table:table-cell>
          <table:table-cell table:style-name="ce12" office:value-type="float" office:value="0.485" calcext:value-type="float">
            <text:p>0,485</text:p>
          </table:table-cell>
          <table:table-cell office:value-type="string" calcext:value-type="string">
            <text:p>BL4</text:p>
          </table:table-cell>
          <table:table-cell table:style-name="ce12" office:value-type="float" office:value="0.0018" calcext:value-type="float">
            <text:p>0,0018</text:p>
          </table:table-cell>
          <table:table-cell office:value-type="string" calcext:value-type="string">
            <text:p>Spiral4</text:p>
          </table:table-cell>
          <table:table-cell table:style-name="ce11" office:value-type="percentage" office:value="0.4703" calcext:value-type="percentage">
            <text:p>47,0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1" office:value-type="percentage" office:value="0.0157" calcext:value-type="percentage">
            <text:p>1,57%</text:p>
          </table:table-cell>
          <table:table-cell office:value-type="string" calcext:value-type="string">
            <text:p>Glass5</text:p>
          </table:table-cell>
          <table:table-cell table:style-name="ce11" office:value-type="percentage" office:value="0.6524" calcext:value-type="percentage">
            <text:p>65,24%</text:p>
          </table:table-cell>
          <table:table-cell office:value-type="string" calcext:value-type="string">
            <text:p>BK5</text:p>
          </table:table-cell>
          <table:table-cell table:style-name="ce12" office:value-type="float" office:value="0.396" calcext:value-type="float">
            <text:p>0,396</text:p>
          </table:table-cell>
          <table:table-cell office:value-type="string" calcext:value-type="string">
            <text:p>BL5</text:p>
          </table:table-cell>
          <table:table-cell table:style-name="ce12" office:value-type="float" office:value="0.0023" calcext:value-type="float">
            <text:p>0,0023</text:p>
          </table:table-cell>
          <table:table-cell office:value-type="string" calcext:value-type="string">
            <text:p>Spiral5</text:p>
          </table:table-cell>
          <table:table-cell table:style-name="ce11"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1" office:value-type="percentage" office:value="0.0608" calcext:value-type="percentage">
            <text:p>6,08%</text:p>
          </table:table-cell>
          <table:table-cell office:value-type="string" calcext:value-type="string">
            <text:p>Glass6</text:p>
          </table:table-cell>
          <table:table-cell table:style-name="ce11" office:value-type="percentage" office:value="0.5" calcext:value-type="percentage">
            <text:p>50,00%</text:p>
          </table:table-cell>
          <table:table-cell office:value-type="string" calcext:value-type="string">
            <text:p>BK6</text:p>
          </table:table-cell>
          <table:table-cell table:style-name="ce12" office:value-type="float" office:value="0.131" calcext:value-type="float">
            <text:p>0,131</text:p>
          </table:table-cell>
          <table:table-cell office:value-type="string" calcext:value-type="string">
            <text:p>BL6</text:p>
          </table:table-cell>
          <table:table-cell table:style-name="ce12" office:value-type="float" office:value="0.0033" calcext:value-type="float">
            <text:p>0,0033</text:p>
          </table:table-cell>
          <table:table-cell office:value-type="string" calcext:value-type="string">
            <text:p>Spiral6</text:p>
          </table:table-cell>
          <table:table-cell table:style-name="ce11" office:value-type="percentage" office:value="0.4757" calcext:value-type="percentage">
            <text:p>47,5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1" office:value-type="percentage" office:value="0.0745" calcext:value-type="percentage">
            <text:p>7,45%</text:p>
          </table:table-cell>
          <table:table-cell office:value-type="string" calcext:value-type="string">
            <text:p>Glass7</text:p>
          </table:table-cell>
          <table:table-cell table:style-name="ce10" office:value-type="percentage" office:value="0.5048" calcext:value-type="percentage">
            <text:p>50,48%</text:p>
          </table:table-cell>
          <table:table-cell office:value-type="string" calcext:value-type="string">
            <text:p>BK7</text:p>
          </table:table-cell>
          <table:table-cell table:style-name="ce12" office:value-type="float" office:value="0.074" calcext:value-type="float">
            <text:p>0,074</text:p>
          </table:table-cell>
          <table:table-cell office:value-type="string" calcext:value-type="string">
            <text:p>BL7</text:p>
          </table:table-cell>
          <table:table-cell table:style-name="ce12" office:value-type="float" office:value="0.0021" calcext:value-type="float">
            <text:p>0,0021</text:p>
          </table:table-cell>
          <table:table-cell office:value-type="string" calcext:value-type="string">
            <text:p>Spiral7</text:p>
          </table:table-cell>
          <table:table-cell table:style-name="ce11" office:value-type="percentage" office:value="0.435" calcext:value-type="percentage">
            <text:p>43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1" office:value-type="percentage" office:value="0.0471" calcext:value-type="percentage">
            <text:p>4,71%</text:p>
          </table:table-cell>
          <table:table-cell office:value-type="string" calcext:value-type="string">
            <text:p>Glass8</text:p>
          </table:table-cell>
          <table:table-cell table:style-name="ce10" office:value-type="percentage" office:value="0.4429" calcext:value-type="percentage">
            <text:p>44,29%</text:p>
          </table:table-cell>
          <table:table-cell office:value-type="string" calcext:value-type="string">
            <text:p>BK8</text:p>
          </table:table-cell>
          <table:table-cell table:style-name="ce12" office:value-type="float" office:value="0.129" calcext:value-type="float">
            <text:p>0,129</text:p>
          </table:table-cell>
          <table:table-cell office:value-type="string" calcext:value-type="string">
            <text:p>BL8</text:p>
          </table:table-cell>
          <table:table-cell office:value-type="float" office:value="0.0033" calcext:value-type="float">
            <text:p>0,0033</text:p>
          </table:table-cell>
          <table:table-cell office:value-type="string" calcext:value-type="string">
            <text:p>Spiral8</text:p>
          </table:table-cell>
          <table:table-cell table:style-name="ce11" office:value-type="percentage" office:value="0.407" calcext:value-type="percentage">
            <text:p>40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1" office:value-type="percentage" office:value="0.0098" calcext:value-type="percentage">
            <text:p>0,98%</text:p>
          </table:table-cell>
          <table:table-cell office:value-type="string" calcext:value-type="string">
            <text:p>Glass9</text:p>
          </table:table-cell>
          <table:table-cell table:style-name="ce10" office:value-type="percentage" office:value="0.4159" calcext:value-type="percentage">
            <text:p>41,59%</text:p>
          </table:table-cell>
          <table:table-cell office:value-type="string" calcext:value-type="string">
            <text:p>BK9</text:p>
          </table:table-cell>
          <table:table-cell table:style-name="ce12" office:value-type="float" office:value="0.216" calcext:value-type="float">
            <text:p>0,216</text:p>
          </table:table-cell>
          <table:table-cell office:value-type="string" calcext:value-type="string">
            <text:p>BL9</text:p>
          </table:table-cell>
          <table:table-cell office:value-type="float" office:value="0.0051" calcext:value-type="float">
            <text:p>0,0051</text:p>
          </table:table-cell>
          <table:table-cell office:value-type="string" calcext:value-type="string">
            <text:p>Spiral9</text:p>
          </table:table-cell>
          <table:table-cell table:style-name="ce11" office:value-type="percentage" office:value="0.436" calcext:value-type="percentage">
            <text:p>43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table:style-name="ce10" office:value-type="percentage" office:value="0.6079" calcext:value-type="percentage">
            <text:p>60,79%</text:p>
          </table:table-cell>
          <table:table-cell office:value-type="string" calcext:value-type="string">
            <text:p>BK10</text:p>
          </table:table-cell>
          <table:table-cell table:style-name="ce12" office:value-type="float" office:value="0.043" calcext:value-type="float">
            <text:p>0,043</text:p>
          </table:table-cell>
          <table:table-cell office:value-type="string" calcext:value-type="string">
            <text:p>BL10</text:p>
          </table:table-cell>
          <table:table-cell office:value-type="float" office:value="0.0067" calcext:value-type="float">
            <text:p>0,0067</text:p>
          </table:table-cell>
          <table:table-cell office:value-type="string" calcext:value-type="string">
            <text:p>Spiral10</text:p>
          </table:table-cell>
          <table:table-cell table:style-name="ce11" office:value-type="percentage" office:value="0.4572" calcext:value-type="percentage">
            <text:p>45,72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6256" calcext:value-type="percentage">
            <text:p>6,26%</text:p>
          </table:table-cell>
          <table:table-cell table:style-name="ce3"/>
          <table:table-cell table:style-name="ce3" table:formula="of:=AVERAGE([.D1:.D10])" office:value-type="percentage" office:value="0.54874" calcext:value-type="percentage">
            <text:p>54,87%</text:p>
          </table:table-cell>
          <table:table-cell table:style-name="ce3"/>
          <table:table-cell table:style-name="ce5" table:formula="of:=AVERAGE([.F1:.F10])" office:value-type="float" office:value="0.2007" calcext:value-type="float">
            <text:p>0,2007</text:p>
          </table:table-cell>
          <table:table-cell table:style-name="ce3"/>
          <table:table-cell table:style-name="ce5" table:formula="of:=AVERAGE([.H1:.H10])" office:value-type="float" office:value="0.008358" calcext:value-type="float">
            <text:p>0,008358</text:p>
          </table:table-cell>
          <table:table-cell table:style-name="ce3"/>
          <table:table-cell table:style-name="ce3" table:formula="of:=AVERAGE([.J1:.J10])" office:value-type="percentage" office:value="0.44891" calcext:value-type="percentage">
            <text:p>44,89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3206" calcext:value-type="percentage">
            <text:p>32,06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0933" calcext:value-type="percentage">
            <text:p>9,33%</text:p>
          </table:table-cell>
          <table:table-cell office:value-type="string" calcext:value-type="string">
            <text:p>MB1</text:p>
          </table:table-cell>
          <table:table-cell office:value-type="float" office:value="0.353" calcext:value-type="float">
            <text:p>0,353</text:p>
          </table:table-cell>
          <table:table-cell office:value-type="string" calcext:value-type="string">
            <text:p>NT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11" office:value-type="percentage" office:value="0.3897" calcext:value-type="percentage">
            <text:p>38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2461" calcext:value-type="percentage">
            <text:p>24,61%</text:p>
          </table:table-cell>
          <table:table-cell office:value-type="string" calcext:value-type="string">
            <text:p>Ionosphere2</text:p>
          </table:table-cell>
          <table:table-cell table:style-name="ce11" office:value-type="percentage" office:value="0.0571" calcext:value-type="percentage">
            <text:p>5,71%</text:p>
          </table:table-cell>
          <table:table-cell office:value-type="string" calcext:value-type="string">
            <text:p>MB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T2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Hayes-roth2</text:p>
          </table:table-cell>
          <table:table-cell table:style-name="ce11" office:value-type="percentage" office:value="0.4487" calcext:value-type="percentage">
            <text:p>44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3049" calcext:value-type="percentage">
            <text:p>30,49%</text:p>
          </table:table-cell>
          <table:table-cell office:value-type="string" calcext:value-type="string">
            <text:p>Ionosphere3</text:p>
          </table:table-cell>
          <table:table-cell table:style-name="ce11" office:value-type="percentage" office:value="0.1238" calcext:value-type="percentage">
            <text:p>12,38%</text:p>
          </table:table-cell>
          <table:table-cell office:value-type="string" calcext:value-type="string">
            <text:p>MB3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NT3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Hayes-roth3</text:p>
          </table:table-cell>
          <table:table-cell table:style-name="ce11" office:value-type="percentage" office:value="0.3256" calcext:value-type="percentage">
            <text:p>32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3961" calcext:value-type="percentage">
            <text:p>39,61%</text:p>
          </table:table-cell>
          <table:table-cell office:value-type="string" calcext:value-type="string">
            <text:p>Ionosphere4</text:p>
          </table:table-cell>
          <table:table-cell office:value-type="percentage" office:value="0.2162" calcext:value-type="percentage">
            <text:p>21,62%</text:p>
          </table:table-cell>
          <table:table-cell office:value-type="string" calcext:value-type="string">
            <text:p>MB4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NT4</text:p>
          </table:table-cell>
          <table:table-cell office:value-type="float" office:value="0.095" calcext:value-type="float">
            <text:p>0,095</text:p>
          </table:table-cell>
          <table:table-cell office:value-type="string" calcext:value-type="string">
            <text:p>Hayes-roth4</text:p>
          </table:table-cell>
          <table:table-cell table:style-name="ce11" office:value-type="percentage" office:value="0.3026" calcext:value-type="percentage">
            <text:p>30,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1" office:value-type="percentage" office:value="0.2412" calcext:value-type="percentage">
            <text:p>24,12%</text:p>
          </table:table-cell>
          <table:table-cell office:value-type="string" calcext:value-type="string">
            <text:p>Ionosphere5</text:p>
          </table:table-cell>
          <table:table-cell office:value-type="percentage" office:value="0.0933" calcext:value-type="percentage">
            <text:p>9,33%</text:p>
          </table:table-cell>
          <table:table-cell office:value-type="string" calcext:value-type="string">
            <text:p>MB5</text:p>
          </table:table-cell>
          <table:table-cell office:value-type="float" office:value="0.464" calcext:value-type="float">
            <text:p>0,464</text:p>
          </table:table-cell>
          <table:table-cell office:value-type="string" calcext:value-type="string">
            <text:p>NT5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11" office:value-type="percentage" office:value="0.4411" calcext:value-type="percentage">
            <text:p>44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1" office:value-type="percentage" office:value="0.299" calcext:value-type="percentage">
            <text:p>29,90%</text:p>
          </table:table-cell>
          <table:table-cell office:value-type="string" calcext:value-type="string">
            <text:p>Ionosphere6</text:p>
          </table:table-cell>
          <table:table-cell office:value-type="percentage" office:value="0.1286" calcext:value-type="percentage">
            <text:p>12,86%</text:p>
          </table:table-cell>
          <table:table-cell office:value-type="string" calcext:value-type="string">
            <text:p>MB6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NT6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11" office:value-type="percentage" office:value="0.4051" calcext:value-type="percentage">
            <text:p>40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1" office:value-type="percentage" office:value="0.3412" calcext:value-type="percentage">
            <text:p>34,12%</text:p>
          </table:table-cell>
          <table:table-cell office:value-type="string" calcext:value-type="string">
            <text:p>Ionosphere7</text:p>
          </table:table-cell>
          <table:table-cell office:value-type="percentage" office:value="0.1057" calcext:value-type="percentage">
            <text:p>10,57%</text:p>
          </table:table-cell>
          <table:table-cell office:value-type="string" calcext:value-type="string">
            <text:p>MB7</text:p>
          </table:table-cell>
          <table:table-cell office:value-type="float" office:value="0.348" calcext:value-type="float">
            <text:p>0,348</text:p>
          </table:table-cell>
          <table:table-cell office:value-type="string" calcext:value-type="string">
            <text:p>NT7</text:p>
          </table:table-cell>
          <table:table-cell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11" office:value-type="percentage" office:value="0.1974" calcext:value-type="percentage">
            <text:p>19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1" office:value-type="percentage" office:value="0.3176" calcext:value-type="percentage">
            <text:p>31,76%</text:p>
          </table:table-cell>
          <table:table-cell office:value-type="string" calcext:value-type="string">
            <text:p>Ionosphere8</text:p>
          </table:table-cell>
          <table:table-cell office:value-type="percentage" office:value="0.1314" calcext:value-type="percentage">
            <text:p>13,14%</text:p>
          </table:table-cell>
          <table:table-cell office:value-type="string" calcext:value-type="string">
            <text:p>MB8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NT8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11" office:value-type="percentage" office:value="0.4462" calcext:value-type="percentage">
            <text:p>44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1" office:value-type="percentage" office:value="0.3902" calcext:value-type="percentage">
            <text:p>39,02%</text:p>
          </table:table-cell>
          <table:table-cell office:value-type="string" calcext:value-type="string">
            <text:p>Ionosphere9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MB9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NT9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Hayes-roth9</text:p>
          </table:table-cell>
          <table:table-cell table:style-name="ce11" office:value-type="percentage" office:value="0.1487" calcext:value-type="percentage">
            <text:p>14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1" office:value-type="percentage" office:value="0.2804" calcext:value-type="percentage">
            <text:p>28,04%</text:p>
          </table:table-cell>
          <table:table-cell office:value-type="string" calcext:value-type="string">
            <text:p>Ionosphere10</text:p>
          </table:table-cell>
          <table:table-cell office:value-type="percentage" office:value="0.1838" calcext:value-type="percentage">
            <text:p>18,38%</text:p>
          </table:table-cell>
          <table:table-cell office:value-type="string" calcext:value-type="string">
            <text:p>MB10</text:p>
          </table:table-cell>
          <table:table-cell office:value-type="float" office:value="0.172" calcext:value-type="float">
            <text:p>0,172</text:p>
          </table:table-cell>
          <table:table-cell office:value-type="string" calcext:value-type="string">
            <text:p>NT1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Hayes-roth10</text:p>
          </table:table-cell>
          <table:table-cell table:style-name="ce11" office:value-type="percentage" office:value="0.4179" calcext:value-type="percentage">
            <text:p>41,7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1373" calcext:value-type="percentage">
            <text:p>31,37%</text:p>
          </table:table-cell>
          <table:table-cell table:style-name="ce3"/>
          <table:table-cell table:style-name="ce3" table:formula="of:=AVERAGE([.D12:.D21])" office:value-type="percentage" office:value="0.12713" calcext:value-type="percentage">
            <text:p>12,71%</text:p>
          </table:table-cell>
          <table:table-cell table:style-name="ce3"/>
          <table:table-cell table:style-name="ce5" table:formula="of:=AVERAGE([.F12:.F21])" office:value-type="float" office:value="0.2943" calcext:value-type="float">
            <text:p>0,2943</text:p>
          </table:table-cell>
          <table:table-cell table:style-name="ce3"/>
          <table:table-cell table:style-name="ce5" table:formula="of:=AVERAGE([.H12:.H21])" office:value-type="float" office:value="0.0805" calcext:value-type="float">
            <text:p>0,0805</text:p>
          </table:table-cell>
          <table:table-cell table:style-name="ce3"/>
          <table:table-cell table:style-name="ce3" table:formula="of:=AVERAGE([.J12:.J21])" office:value-type="percentage" office:value="0.3523" calcext:value-type="percentage">
            <text:p>35,23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4631" calcext:value-type="percentage">
            <text:p>46,31%</text:p>
          </table:table-cell>
          <table:table-cell office:value-type="string" calcext:value-type="string">
            <text:p>dermatology1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housing1</text:p>
          </table:table-cell>
          <table:table-cell office:value-type="float" office:value="996.55" calcext:value-type="float">
            <text:p>996,55</text:p>
          </table:table-cell>
          <table:table-cell office:value-type="string" calcext:value-type="string">
            <text:p>laser1</text:p>
          </table:table-cell>
          <table:table-cell table:style-name="ce12" office:value-type="float" office:value="0.054" calcext:value-type="float">
            <text:p>0,054</text:p>
          </table:table-cell>
          <table:table-cell office:value-type="string" calcext:value-type="string">
            <text:p>pima1</text:p>
          </table:table-cell>
          <table:table-cell table:style-name="ce2" office:value-type="percentage" office:value="0.3162" calcext:value-type="percentage">
            <text:p>31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office:value-type="percentage" office:value="0.3312" calcext:value-type="percentage">
            <text:p>33,12%</text:p>
          </table:table-cell>
          <table:table-cell office:value-type="string" calcext:value-type="string">
            <text:p>dermatology2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housing2</text:p>
          </table:table-cell>
          <table:table-cell office:value-type="float" office:value="852.47" calcext:value-type="float">
            <text:p>852,47</text:p>
          </table:table-cell>
          <table:table-cell office:value-type="string" calcext:value-type="string">
            <text:p>laser2</text:p>
          </table:table-cell>
          <table:table-cell office:value-type="float" office:value="0.409" calcext:value-type="float">
            <text:p>0,409</text:p>
          </table:table-cell>
          <table:table-cell office:value-type="string" calcext:value-type="string">
            <text:p>pima2</text:p>
          </table:table-cell>
          <table:table-cell table:style-name="ce2" office:value-type="percentage" office:value="0.3882" calcext:value-type="percentage">
            <text:p>38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office:value-type="percentage" office:value="0.2957" calcext:value-type="percentage">
            <text:p>29,57%</text:p>
          </table:table-cell>
          <table:table-cell office:value-type="string" calcext:value-type="string">
            <text:p>dermatology3</text:p>
          </table:table-cell>
          <table:table-cell office:value-type="percentage" office:value="0.1724" calcext:value-type="percentage">
            <text:p>17,24%</text:p>
          </table:table-cell>
          <table:table-cell office:value-type="string" calcext:value-type="string">
            <text:p>housing3</text:p>
          </table:table-cell>
          <table:table-cell office:value-type="float" office:value="1333.16" calcext:value-type="float">
            <text:p>1333,16</text:p>
          </table:table-cell>
          <table:table-cell office:value-type="string" calcext:value-type="string">
            <text:p>laser3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pima3</text:p>
          </table:table-cell>
          <table:table-cell table:style-name="ce2" office:value-type="percentage" office:value="0.3421" calcext:value-type="percentage">
            <text:p>34,2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office:value-type="percentage" office:value="0.3716" calcext:value-type="percentage">
            <text:p>37,16%</text:p>
          </table:table-cell>
          <table:table-cell office:value-type="string" calcext:value-type="string">
            <text:p>dermatology4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housing4</text:p>
          </table:table-cell>
          <table:table-cell office:value-type="float" office:value="1014.68" calcext:value-type="float">
            <text:p>1014,68</text:p>
          </table:table-cell>
          <table:table-cell office:value-type="string" calcext:value-type="string">
            <text:p>laser4</text:p>
          </table:table-cell>
          <table:table-cell office:value-type="float" office:value="0.733" calcext:value-type="float">
            <text:p>0,733</text:p>
          </table:table-cell>
          <table:table-cell office:value-type="string" calcext:value-type="string">
            <text:p>pima4</text:p>
          </table:table-cell>
          <table:table-cell table:style-name="ce2" office:value-type="percentage" office:value="0.2202" calcext:value-type="percentage">
            <text:p>22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office:value-type="percentage" office:value="0.1965" calcext:value-type="percentage">
            <text:p>19,65%</text:p>
          </table:table-cell>
          <table:table-cell office:value-type="string" calcext:value-type="string">
            <text:p>dermatology5</text:p>
          </table:table-cell>
          <table:table-cell office:value-type="percentage" office:value="0.1362" calcext:value-type="percentage">
            <text:p>13,62%</text:p>
          </table:table-cell>
          <table:table-cell office:value-type="string" calcext:value-type="string">
            <text:p>housing5</text:p>
          </table:table-cell>
          <table:table-cell office:value-type="float" office:value="1465.51" calcext:value-type="float">
            <text:p>1465,51</text:p>
          </table:table-cell>
          <table:table-cell office:value-type="string" calcext:value-type="string">
            <text:p>laser5</text:p>
          </table:table-cell>
          <table:table-cell office:value-type="float" office:value="0.617" calcext:value-type="float">
            <text:p>0,617</text:p>
          </table:table-cell>
          <table:table-cell office:value-type="string" calcext:value-type="string">
            <text:p>pima5</text:p>
          </table:table-cell>
          <table:table-cell table:style-name="ce2" office:value-type="percentage" office:value="0.1614" calcext:value-type="percentage">
            <text:p>16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office:value-type="percentage" office:value="0.2638" calcext:value-type="percentage">
            <text:p>26,38%</text:p>
          </table:table-cell>
          <table:table-cell office:value-type="string" calcext:value-type="string">
            <text:p>dermatology6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housing6</text:p>
          </table:table-cell>
          <table:table-cell office:value-type="float" office:value="1025.68" calcext:value-type="float">
            <text:p>1025,68</text:p>
          </table:table-cell>
          <table:table-cell office:value-type="string" calcext:value-type="string">
            <text:p>laser6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pima6</text:p>
          </table:table-cell>
          <table:table-cell table:style-name="ce2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office:value-type="percentage" office:value="0.1962" calcext:value-type="percentage">
            <text:p>19,62%</text:p>
          </table:table-cell>
          <table:table-cell office:value-type="string" calcext:value-type="string">
            <text:p>housing7</text:p>
          </table:table-cell>
          <table:table-cell office:value-type="float" office:value="844.57" calcext:value-type="float">
            <text:p>844,57</text:p>
          </table:table-cell>
          <table:table-cell office:value-type="string" calcext:value-type="string">
            <text:p>laser7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pima7</text:p>
          </table:table-cell>
          <table:table-cell table:style-name="ce2" office:value-type="percentage" office:value="0.2135" calcext:value-type="percentage">
            <text:p>21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office:value-type="percentage" office:value="0.1124" calcext:value-type="percentage">
            <text:p>11,24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ima8</text:p>
          </table:table-cell>
          <table:table-cell table:style-name="ce2" office:value-type="percentage" office:value="0.3079" calcext:value-type="percentage">
            <text:p>30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office:value-type="float" office:value="0.053" calcext:value-type="float">
            <text:p>0,053</text:p>
          </table:table-cell>
          <table:table-cell office:value-type="string" calcext:value-type="string">
            <text:p>pima9</text:p>
          </table:table-cell>
          <table:table-cell table:style-name="ce2" office:value-type="percentage" office:value="0.3237" calcext:value-type="percentage">
            <text:p>32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office:value-type="float" office:value="0.646" calcext:value-type="float">
            <text:p>0,646</text:p>
          </table:table-cell>
          <table:table-cell office:value-type="string" calcext:value-type="string">
            <text:p>pima10</text:p>
          </table:table-cell>
          <table:table-cell table:style-name="ce2" office:value-type="percentage" office:value="0.2969" calcext:value-type="percentage">
            <text:p>29,6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124" calcext:value-type="percentage">
            <text:p>31,24%</text:p>
          </table:table-cell>
          <table:table-cell table:style-name="ce3"/>
          <table:table-cell table:style-name="ce3" table:formula="of:=AVERAGE([.D24:.D33])" office:value-type="percentage" office:value="0.10753" calcext:value-type="percentage">
            <text:p>10,75%</text:p>
          </table:table-cell>
          <table:table-cell table:style-name="ce3"/>
          <table:table-cell table:style-name="ce5" table:formula="of:=AVERAGE([.F24:.F33])" office:value-type="float" office:value="1100.265" calcext:value-type="float">
            <text:p>1100,265</text:p>
          </table:table-cell>
          <table:table-cell table:style-name="ce3"/>
          <table:table-cell table:style-name="ce5" table:formula="of:=AVERAGE([.H24:.H33])" office:value-type="float" office:value="0.3343" calcext:value-type="float">
            <text:p>0,3343</text:p>
          </table:table-cell>
          <table:table-cell table:style-name="ce3"/>
          <table:table-cell table:style-name="ce3" table:formula="of:=AVERAGE([.J24:.J33])" office:value-type="percentage" office:value="0.28047" calcext:value-type="percentage">
            <text:p>28,05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38" calcext:value-type="percentage">
            <text:p>20,38%</text:p>
          </table:table-cell>
          <table:table-cell office:value-type="string" calcext:value-type="string">
            <text:p>transfusion1</text:p>
          </table:table-cell>
          <table:table-cell office:value-type="percentage" office:value="0.2725" calcext:value-type="percentage">
            <text:p>27,25%</text:p>
          </table:table-cell>
          <table:table-cell office:value-type="string" calcext:value-type="string">
            <text:p>PY_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704" calcext:value-type="percentage">
            <text:p>27,04%</text:p>
          </table:table-cell>
          <table:table-cell office:value-type="string" calcext:value-type="string">
            <text:p>transfusion2</text:p>
          </table:table-cell>
          <table:table-cell office:value-type="percentage" office:value="0.2815" calcext:value-type="percentage">
            <text:p>28,15%</text:p>
          </table:table-cell>
          <table:table-cell office:value-type="string" calcext:value-type="string">
            <text:p>PY_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613" calcext:value-type="percentage">
            <text:p>26,13%</text:p>
          </table:table-cell>
          <table:table-cell office:value-type="string" calcext:value-type="string">
            <text:p>transfusion3</text:p>
          </table:table-cell>
          <table:table-cell office:value-type="percentage" office:value="0.2869" calcext:value-type="percentage">
            <text:p>28,69%</text:p>
          </table:table-cell>
          <table:table-cell office:value-type="string" calcext:value-type="string">
            <text:p>PY_3</text:p>
          </table:table-cell>
          <table:table-cell office:value-type="float" office:value="0.047" calcext:value-type="float">
            <text:p>0,047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011" calcext:value-type="percentage">
            <text:p>20,11%</text:p>
          </table:table-cell>
          <table:table-cell office:value-type="string" calcext:value-type="string">
            <text:p>transfusion4</text:p>
          </table:table-cell>
          <table:table-cell office:value-type="percentage" office:value="0.2189" calcext:value-type="percentage">
            <text:p>21,89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54" calcext:value-type="percentage">
            <text:p>30,54%</text:p>
          </table:table-cell>
          <table:table-cell office:value-type="string" calcext:value-type="string">
            <text:p>transfusion5</text:p>
          </table:table-cell>
          <table:table-cell office:value-type="percentage" office:value="0.231" calcext:value-type="percentage">
            <text:p>23,10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office:value-type="percentage" office:value="0.2351" calcext:value-type="percentage">
            <text:p>23,51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office:value-type="percentage" office:value="0.2266" calcext:value-type="percentage">
            <text:p>22,66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7975" calcext:value-type="percentage">
            <text:p>27,98%</text:p>
          </table:table-cell>
          <table:table-cell table:style-name="ce3"/>
          <table:table-cell table:style-name="ce3" table:formula="of:=AVERAGE([.D36:.D45])" office:value-type="percentage" office:value="0.23448" calcext:value-type="percentage">
            <text:p>23,45%</text:p>
          </table:table-cell>
          <table:table-cell table:style-name="ce3"/>
          <table:table-cell table:style-name="ce5" table:formula="of:=AVERAGE([.F36:.F45])" office:value-type="float" office:value="0.4295" calcext:value-type="float">
            <text:p>0,4295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542" calcext:value-type="percentage">
            <text:p>54,20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716" calcext:value-type="percentage">
            <text:p>71,6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6027" calcext:value-type="percentage">
            <text:p>60,2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796" calcext:value-type="percentage">
            <text:p>79,6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4993" calcext:value-type="percentage">
            <text:p>49,93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5633" calcext:value-type="percentage">
            <text:p>56,33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987" calcext:value-type="percentage">
            <text:p>69,8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62767" calcext:value-type="percentage">
            <text:p>62,77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itialize [-10,10]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1" office:value-type="percentage" office:value="0.046" calcext:value-type="percentage">
            <text:p>4,60%</text:p>
          </table:table-cell>
          <table:table-cell office:value-type="string" calcext:value-type="string">
            <text:p>Glass1</text:p>
          </table:table-cell>
          <table:table-cell table:style-name="ce11" office:value-type="percentage" office:value="0.4226" calcext:value-type="percentage">
            <text:p>42,26%</text:p>
          </table:table-cell>
          <table:table-cell office:value-type="string" calcext:value-type="string">
            <text:p>BK1</text:p>
          </table:table-cell>
          <table:table-cell table:style-name="ce12" office:value-type="float" office:value="0.149" calcext:value-type="float">
            <text:p>0,149</text:p>
          </table:table-cell>
          <table:table-cell office:value-type="string" calcext:value-type="string">
            <text:p>BL1</text:p>
          </table:table-cell>
          <table:table-cell table:style-name="ce18" office:value-type="float" office:value="0.00000005" calcext:value-type="float">
            <text:p>5,00E-08</text:p>
          </table:table-cell>
          <table:table-cell office:value-type="string" calcext:value-type="string">
            <text:p>Spiral1</text:p>
          </table:table-cell>
          <table:table-cell table:style-name="ce11" office:value-type="percentage" office:value="0.3419" calcext:value-type="percentage">
            <text:p>34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1" office:value-type="percentage" office:value="0.0926" calcext:value-type="percentage">
            <text:p>9,26%</text:p>
          </table:table-cell>
          <table:table-cell office:value-type="string" calcext:value-type="string">
            <text:p>Glass2</text:p>
          </table:table-cell>
          <table:table-cell table:style-name="ce11" office:value-type="percentage" office:value="0.7958" calcext:value-type="percentage">
            <text:p>79,58%</text:p>
          </table:table-cell>
          <table:table-cell office:value-type="string" calcext:value-type="string">
            <text:p>BK2</text:p>
          </table:table-cell>
          <table:table-cell table:style-name="ce12" office:value-type="float" office:value="0.113" calcext:value-type="float">
            <text:p>0,113</text:p>
          </table:table-cell>
          <table:table-cell office:value-type="string" calcext:value-type="string">
            <text:p>BL2</text:p>
          </table:table-cell>
          <table:table-cell table:style-name="ce12" office:value-type="float" office:value="0.0031" calcext:value-type="float">
            <text:p>0,0031</text:p>
          </table:table-cell>
          <table:table-cell office:value-type="string" calcext:value-type="string">
            <text:p>Spiral2</text:p>
          </table:table-cell>
          <table:table-cell table:style-name="ce11" office:value-type="percentage" office:value="0.3264" calcext:value-type="percentage">
            <text:p>32,6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1" office:value-type="percentage" office:value="0.0699" calcext:value-type="percentage">
            <text:p>6,99%</text:p>
          </table:table-cell>
          <table:table-cell office:value-type="string" calcext:value-type="string">
            <text:p>Glass3</text:p>
          </table:table-cell>
          <table:table-cell table:style-name="ce11" office:value-type="percentage" office:value="0.5011" calcext:value-type="percentage">
            <text:p>50,11%</text:p>
          </table:table-cell>
          <table:table-cell office:value-type="string" calcext:value-type="string">
            <text:p>BK3</text:p>
          </table:table-cell>
          <table:table-cell table:style-name="ce12" office:value-type="float" office:value="0.22" calcext:value-type="float">
            <text:p>0,22</text:p>
          </table:table-cell>
          <table:table-cell office:value-type="string" calcext:value-type="string">
            <text:p>BL3</text:p>
          </table:table-cell>
          <table:table-cell table:style-name="ce12" office:value-type="float" office:value="0.0037" calcext:value-type="float">
            <text:p>0,0037</text:p>
          </table:table-cell>
          <table:table-cell office:value-type="string" calcext:value-type="string">
            <text:p>Spiral3</text:p>
          </table:table-cell>
          <table:table-cell table:style-name="ce11" office:value-type="percentage" office:value="0.3317" calcext:value-type="percentage">
            <text:p>33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1" office:value-type="percentage" office:value="0.0511" calcext:value-type="percentage">
            <text:p>5,11%</text:p>
          </table:table-cell>
          <table:table-cell office:value-type="string" calcext:value-type="string">
            <text:p>Glass4</text:p>
          </table:table-cell>
          <table:table-cell table:style-name="ce11" office:value-type="percentage" office:value="0.5824" calcext:value-type="percentage">
            <text:p>58,24%</text:p>
          </table:table-cell>
          <table:table-cell office:value-type="string" calcext:value-type="string">
            <text:p>BK4</text:p>
          </table:table-cell>
          <table:table-cell table:style-name="ce12" office:value-type="float" office:value="0.2" calcext:value-type="float">
            <text:p>0,2</text:p>
          </table:table-cell>
          <table:table-cell office:value-type="string" calcext:value-type="string">
            <text:p>BL4</text:p>
          </table:table-cell>
          <table:table-cell table:style-name="ce18" office:value-type="float" office:value="0.00000000543" calcext:value-type="float">
            <text:p>5,43E-09</text:p>
          </table:table-cell>
          <table:table-cell office:value-type="string" calcext:value-type="string">
            <text:p>Spiral4</text:p>
          </table:table-cell>
          <table:table-cell table:style-name="ce11" office:value-type="percentage" office:value="0.3227" calcext:value-type="percentage">
            <text:p>32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1" office:value-type="percentage" office:value="0.0058" calcext:value-type="percentage">
            <text:p>0,58%</text:p>
          </table:table-cell>
          <table:table-cell office:value-type="string" calcext:value-type="string">
            <text:p>Glass5</text:p>
          </table:table-cell>
          <table:table-cell table:style-name="ce11" office:value-type="percentage" office:value="0.5374" calcext:value-type="percentage">
            <text:p>53,74%</text:p>
          </table:table-cell>
          <table:table-cell office:value-type="string" calcext:value-type="string">
            <text:p>BK5</text:p>
          </table:table-cell>
          <table:table-cell table:style-name="ce12" office:value-type="float" office:value="0.381" calcext:value-type="float">
            <text:p>0,381</text:p>
          </table:table-cell>
          <table:table-cell office:value-type="string" calcext:value-type="string">
            <text:p>BL5</text:p>
          </table:table-cell>
          <table:table-cell table:style-name="ce12" office:value-type="float" office:value="0.0012" calcext:value-type="float">
            <text:p>0,0012</text:p>
          </table:table-cell>
          <table:table-cell office:value-type="string" calcext:value-type="string">
            <text:p>Spiral5</text:p>
          </table:table-cell>
          <table:table-cell table:style-name="ce11" office:value-type="percentage" office:value="0.2768" calcext:value-type="percentage">
            <text:p>27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6</text:p>
          </table:table-cell>
          <table:table-cell table:style-name="ce11" office:value-type="percentage" office:value="0.5255" calcext:value-type="percentage">
            <text:p>52,55%</text:p>
          </table:table-cell>
          <table:table-cell office:value-type="string" calcext:value-type="string">
            <text:p>BK6</text:p>
          </table:table-cell>
          <table:table-cell table:style-name="ce12" office:value-type="float" office:value="0.34" calcext:value-type="float">
            <text:p>0,34</text:p>
          </table:table-cell>
          <table:table-cell office:value-type="string" calcext:value-type="string">
            <text:p>BL6</text:p>
          </table:table-cell>
          <table:table-cell table:style-name="ce18" office:value-type="float" office:value="0.0000232" calcext:value-type="float">
            <text:p>2,32E-05</text:p>
          </table:table-cell>
          <table:table-cell office:value-type="string" calcext:value-type="string">
            <text:p>Spiral6</text:p>
          </table:table-cell>
          <table:table-cell table:style-name="ce10" office:value-type="percentage" office:value="0.2693" calcext:value-type="percentage">
            <text:p>26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1" office:value-type="percentage" office:value="0.1481" calcext:value-type="percentage">
            <text:p>14,81%</text:p>
          </table:table-cell>
          <table:table-cell office:value-type="string" calcext:value-type="string">
            <text:p>Glass7</text:p>
          </table:table-cell>
          <table:table-cell table:style-name="ce11" office:value-type="percentage" office:value="0.635" calcext:value-type="percentage">
            <text:p>63,50%</text:p>
          </table:table-cell>
          <table:table-cell office:value-type="string" calcext:value-type="string">
            <text:p>BK7</text:p>
          </table:table-cell>
          <table:table-cell table:style-name="ce12" office:value-type="float" office:value="0.097" calcext:value-type="float">
            <text:p>0,097</text:p>
          </table:table-cell>
          <table:table-cell office:value-type="string" calcext:value-type="string">
            <text:p>BL7</text:p>
          </table:table-cell>
          <table:table-cell table:style-name="ce12" office:value-type="float" office:value="0.072" calcext:value-type="float">
            <text:p>0,072</text:p>
          </table:table-cell>
          <table:table-cell office:value-type="string" calcext:value-type="string">
            <text:p>Spiral7</text:p>
          </table:table-cell>
          <table:table-cell table:style-name="ce10" office:value-type="percentage" office:value="0.405" calcext:value-type="percentage">
            <text:p>40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1" office:value-type="percentage" office:value="0.128" calcext:value-type="percentage">
            <text:p>12,80%</text:p>
          </table:table-cell>
          <table:table-cell office:value-type="string" calcext:value-type="string">
            <text:p>Glass8</text:p>
          </table:table-cell>
          <table:table-cell table:style-name="ce10" office:value-type="percentage" office:value="0.3556" calcext:value-type="percentage">
            <text:p>35,56%</text:p>
          </table:table-cell>
          <table:table-cell office:value-type="string" calcext:value-type="string">
            <text:p>BK8</text:p>
          </table:table-cell>
          <table:table-cell table:style-name="ce12" office:value-type="float" office:value="0.175" calcext:value-type="float">
            <text:p>0,175</text:p>
          </table:table-cell>
          <table:table-cell office:value-type="string" calcext:value-type="string">
            <text:p>BL8</text:p>
          </table:table-cell>
          <table:table-cell table:style-name="ce18" office:value-type="float" office:value="0.0000175" calcext:value-type="float">
            <text:p>1,75E-05</text:p>
          </table:table-cell>
          <table:table-cell office:value-type="string" calcext:value-type="string">
            <text:p>Spiral8</text:p>
          </table:table-cell>
          <table:table-cell table:style-name="ce10" office:value-type="percentage" office:value="0.4423" calcext:value-type="percentage">
            <text:p>44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1" office:value-type="percentage" office:value="0.1177" calcext:value-type="percentage">
            <text:p>11,77%</text:p>
          </table:table-cell>
          <table:table-cell office:value-type="string" calcext:value-type="string">
            <text:p>Glass9</text:p>
          </table:table-cell>
          <table:table-cell table:style-name="ce10" office:value-type="percentage" office:value="0.269" calcext:value-type="percentage">
            <text:p>26,90%</text:p>
          </table:table-cell>
          <table:table-cell office:value-type="string" calcext:value-type="string">
            <text:p>BK9</text:p>
          </table:table-cell>
          <table:table-cell table:style-name="ce12" office:value-type="float" office:value="0.207" calcext:value-type="float">
            <text:p>0,207</text:p>
          </table:table-cell>
          <table:table-cell office:value-type="string" calcext:value-type="string">
            <text:p>BL9</text:p>
          </table:table-cell>
          <table:table-cell table:style-name="ce18" office:value-type="float" office:value="0.0066" calcext:value-type="float">
            <text:p>6,60E-03</text:p>
          </table:table-cell>
          <table:table-cell office:value-type="string" calcext:value-type="string">
            <text:p>Spiral9</text:p>
          </table:table-cell>
          <table:table-cell table:style-name="ce10" office:value-type="percentage" office:value="0.4695" calcext:value-type="percentage">
            <text:p>46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table:style-name="ce10" office:value-type="percentage" office:value="0.5954" calcext:value-type="percentage">
            <text:p>59,54%</text:p>
          </table:table-cell>
          <table:table-cell office:value-type="string" calcext:value-type="string">
            <text:p>BK10</text:p>
          </table:table-cell>
          <table:table-cell table:style-name="ce12" office:value-type="float" office:value="0.091" calcext:value-type="float">
            <text:p>0,091</text:p>
          </table:table-cell>
          <table:table-cell office:value-type="string" calcext:value-type="string">
            <text:p>BL10</text:p>
          </table:table-cell>
          <table:table-cell table:style-name="ce18" office:value-type="float" office:value="0.000000018" calcext:value-type="float">
            <text:p>1,80E-08</text:p>
          </table:table-cell>
          <table:table-cell office:value-type="string" calcext:value-type="string">
            <text:p>Spiral10</text:p>
          </table:table-cell>
          <table:table-cell table:style-name="ce10" office:value-type="percentage" office:value="0.447" calcext:value-type="percentage">
            <text:p>44,7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6592" calcext:value-type="percentage">
            <text:p>6,59%</text:p>
          </table:table-cell>
          <table:table-cell table:style-name="ce3"/>
          <table:table-cell table:style-name="ce3" table:formula="of:=AVERAGE([.D1:.D10])" office:value-type="percentage" office:value="0.52198" calcext:value-type="percentage">
            <text:p>52,20%</text:p>
          </table:table-cell>
          <table:table-cell table:style-name="ce3"/>
          <table:table-cell table:style-name="ce5" table:formula="of:=AVERAGE([.F1:.F10])" office:value-type="float" office:value="0.1973" calcext:value-type="float">
            <text:p>0,1973</text:p>
          </table:table-cell>
          <table:table-cell table:style-name="ce3"/>
          <table:table-cell table:style-name="ce5" table:formula="of:=AVERAGE([.H1:.H10])" office:value-type="float" office:value="0.008664077343" calcext:value-type="float">
            <text:p>0,008664077343</text:p>
          </table:table-cell>
          <table:table-cell table:style-name="ce3"/>
          <table:table-cell table:style-name="ce3" table:formula="of:=AVERAGE([.J1:.J10])" office:value-type="percentage" office:value="0.36326" calcext:value-type="percentage">
            <text:p>36,33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1978" calcext:value-type="percentage">
            <text:p>19,78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1019" calcext:value-type="percentage">
            <text:p>10,19%</text:p>
          </table:table-cell>
          <table:table-cell office:value-type="string" calcext:value-type="string">
            <text:p>MB1</text:p>
          </table:table-cell>
          <table:table-cell table:style-name="ce12" office:value-type="float" office:value="0.437" calcext:value-type="float">
            <text:p>0,437</text:p>
          </table:table-cell>
          <table:table-cell office:value-type="string" calcext:value-type="string">
            <text:p>NT1</text:p>
          </table:table-cell>
          <table:table-cell table:style-name="ce17"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11" office:value-type="percentage" office:value="0.324" calcext:value-type="percentage">
            <text:p>32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3157" calcext:value-type="percentage">
            <text:p>31,57%</text:p>
          </table:table-cell>
          <table:table-cell office:value-type="string" calcext:value-type="string">
            <text:p>Ionosphere2</text:p>
          </table:table-cell>
          <table:table-cell table:style-name="ce11" office:value-type="percentage" office:value="0.0626" calcext:value-type="percentage">
            <text:p>6,26%</text:p>
          </table:table-cell>
          <table:table-cell office:value-type="string" calcext:value-type="string">
            <text:p>MB2</text:p>
          </table:table-cell>
          <table:table-cell table:style-name="ce12" office:value-type="float" office:value="0.748" calcext:value-type="float">
            <text:p>0,748</text:p>
          </table:table-cell>
          <table:table-cell office:value-type="string" calcext:value-type="string">
            <text:p>NT2</text:p>
          </table:table-cell>
          <table:table-cell table:style-name="ce17" office:value-type="float" office:value="0.037" calcext:value-type="float">
            <text:p>0,037</text:p>
          </table:table-cell>
          <table:table-cell office:value-type="string" calcext:value-type="string">
            <text:p>Hayes-roth2</text:p>
          </table:table-cell>
          <table:table-cell table:style-name="ce11" office:value-type="percentage" office:value="0.1423" calcext:value-type="percentage">
            <text:p>14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2906" calcext:value-type="percentage">
            <text:p>29,06%</text:p>
          </table:table-cell>
          <table:table-cell office:value-type="string" calcext:value-type="string">
            <text:p>Ionosphere3</text:p>
          </table:table-cell>
          <table:table-cell table:style-name="ce11" office:value-type="percentage" office:value="0.0592" calcext:value-type="percentage">
            <text:p>5,92%</text:p>
          </table:table-cell>
          <table:table-cell office:value-type="string" calcext:value-type="string">
            <text:p>MB3</text:p>
          </table:table-cell>
          <table:table-cell table:style-name="ce12" office:value-type="float" office:value="0.452" calcext:value-type="float">
            <text:p>0,452</text:p>
          </table:table-cell>
          <table:table-cell office:value-type="string" calcext:value-type="string">
            <text:p>NT3</text:p>
          </table:table-cell>
          <table:table-cell table:style-name="ce17" office:value-type="float" office:value="0.119" calcext:value-type="float">
            <text:p>0,119</text:p>
          </table:table-cell>
          <table:table-cell office:value-type="string" calcext:value-type="string">
            <text:p>Hayes-roth3</text:p>
          </table:table-cell>
          <table:table-cell table:style-name="ce11" office:value-type="percentage" office:value="0.2073" calcext:value-type="percentage">
            <text:p>20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454" calcext:value-type="percentage">
            <text:p>45,40%</text:p>
          </table:table-cell>
          <table:table-cell office:value-type="string" calcext:value-type="string">
            <text:p>Ionosphere4</text:p>
          </table:table-cell>
          <table:table-cell table:style-name="ce11" office:value-type="percentage" office:value="0.1208" calcext:value-type="percentage">
            <text:p>12,08%</text:p>
          </table:table-cell>
          <table:table-cell office:value-type="string" calcext:value-type="string">
            <text:p>MB4</text:p>
          </table:table-cell>
          <table:table-cell table:style-name="ce17" office:value-type="float" office:value="0.254" calcext:value-type="float">
            <text:p>0,254</text:p>
          </table:table-cell>
          <table:table-cell office:value-type="string" calcext:value-type="string">
            <text:p>NT4</text:p>
          </table:table-cell>
          <table:table-cell table:style-name="ce17" office:value-type="float" office:value="0.093" calcext:value-type="float">
            <text:p>0,093</text:p>
          </table:table-cell>
          <table:table-cell office:value-type="string" calcext:value-type="string">
            <text:p>Hayes-roth4</text:p>
          </table:table-cell>
          <table:table-cell table:style-name="ce11" office:value-type="percentage" office:value="0.2747" calcext:value-type="percentage">
            <text:p>27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1" office:value-type="percentage" office:value="0.2512" calcext:value-type="percentage">
            <text:p>25,12%</text:p>
          </table:table-cell>
          <table:table-cell office:value-type="string" calcext:value-type="string">
            <text:p>Ionosphere5</text:p>
          </table:table-cell>
          <table:table-cell table:style-name="ce11" office:value-type="percentage" office:value="0.1283" calcext:value-type="percentage">
            <text:p>12,83%</text:p>
          </table:table-cell>
          <table:table-cell office:value-type="string" calcext:value-type="string">
            <text:p>MB5</text:p>
          </table:table-cell>
          <table:table-cell table:style-name="ce17" office:value-type="float" office:value="0.455" calcext:value-type="float">
            <text:p>0,455</text:p>
          </table:table-cell>
          <table:table-cell office:value-type="string" calcext:value-type="string">
            <text:p>NT5</text:p>
          </table:table-cell>
          <table:table-cell table:style-name="ce17"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11" office:value-type="percentage" office:value="0.2983" calcext:value-type="percentage">
            <text:p>29,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1" office:value-type="percentage" office:value="0.25" calcext:value-type="percentage">
            <text:p>25,00%</text:p>
          </table:table-cell>
          <table:table-cell office:value-type="string" calcext:value-type="string">
            <text:p>Ionosphere6</text:p>
          </table:table-cell>
          <table:table-cell table:style-name="ce11" office:value-type="percentage" office:value="0.0813" calcext:value-type="percentage">
            <text:p>8,13%</text:p>
          </table:table-cell>
          <table:table-cell office:value-type="string" calcext:value-type="string">
            <text:p>MB6</text:p>
          </table:table-cell>
          <table:table-cell table:style-name="ce17" office:value-type="float" office:value="0.093" calcext:value-type="float">
            <text:p>0,093</text:p>
          </table:table-cell>
          <table:table-cell office:value-type="string" calcext:value-type="string">
            <text:p>NT6</text:p>
          </table:table-cell>
          <table:table-cell table:style-name="ce17"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11" office:value-type="percentage" office:value="0.3175" calcext:value-type="percentage">
            <text:p>31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1" office:value-type="percentage" office:value="0.3288" calcext:value-type="percentage">
            <text:p>32,88%</text:p>
          </table:table-cell>
          <table:table-cell office:value-type="string" calcext:value-type="string">
            <text:p>Ionosphere7</text:p>
          </table:table-cell>
          <table:table-cell table:style-name="ce11" office:value-type="percentage" office:value="0.1183" calcext:value-type="percentage">
            <text:p>11,83%</text:p>
          </table:table-cell>
          <table:table-cell office:value-type="string" calcext:value-type="string">
            <text:p>MB7</text:p>
          </table:table-cell>
          <table:table-cell table:style-name="ce17" office:value-type="float" office:value="0.529" calcext:value-type="float">
            <text:p>0,529</text:p>
          </table:table-cell>
          <table:table-cell office:value-type="string" calcext:value-type="string">
            <text:p>NT7</text:p>
          </table:table-cell>
          <table:table-cell table:style-name="ce17"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11" office:value-type="percentage" office:value="0.2644" calcext:value-type="percentage">
            <text:p>26,4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1" office:value-type="percentage" office:value="0.2654" calcext:value-type="percentage">
            <text:p>26,54%</text:p>
          </table:table-cell>
          <table:table-cell office:value-type="string" calcext:value-type="string">
            <text:p>Ionosphere8</text:p>
          </table:table-cell>
          <table:table-cell table:style-name="ce10" office:value-type="percentage" office:value="0.0587" calcext:value-type="percentage">
            <text:p>5,87%</text:p>
          </table:table-cell>
          <table:table-cell office:value-type="string" calcext:value-type="string">
            <text:p>MB8</text:p>
          </table:table-cell>
          <table:table-cell table:style-name="ce17" office:value-type="float" office:value="0.463" calcext:value-type="float">
            <text:p>0,463</text:p>
          </table:table-cell>
          <table:table-cell office:value-type="string" calcext:value-type="string">
            <text:p>NT8</text:p>
          </table:table-cell>
          <table:table-cell table:style-name="ce17"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11" office:value-type="percentage" office:value="0.1687" calcext:value-type="percentage">
            <text:p>16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1" office:value-type="percentage" office:value="0.4442" calcext:value-type="percentage">
            <text:p>44,42%</text:p>
          </table:table-cell>
          <table:table-cell office:value-type="string" calcext:value-type="string">
            <text:p>Ionosphere9</text:p>
          </table:table-cell>
          <table:table-cell table:style-name="ce10" office:value-type="percentage" office:value="0.0729" calcext:value-type="percentage">
            <text:p>7,29%</text:p>
          </table:table-cell>
          <table:table-cell office:value-type="string" calcext:value-type="string">
            <text:p>MB9</text:p>
          </table:table-cell>
          <table:table-cell table:style-name="ce17" office:value-type="float" office:value="0.268" calcext:value-type="float">
            <text:p>0,268</text:p>
          </table:table-cell>
          <table:table-cell office:value-type="string" calcext:value-type="string">
            <text:p>NT9</text:p>
          </table:table-cell>
          <table:table-cell table:style-name="ce17" office:value-type="float" office:value="0.1" calcext:value-type="float">
            <text:p>0,1</text:p>
          </table:table-cell>
          <table:table-cell office:value-type="string" calcext:value-type="string">
            <text:p>Hayes-roth9</text:p>
          </table:table-cell>
          <table:table-cell table:style-name="ce11" office:value-type="percentage" office:value="0.1363" calcext:value-type="percentage">
            <text:p>13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1" office:value-type="percentage" office:value="0.2559" calcext:value-type="percentage">
            <text:p>25,59%</text:p>
          </table:table-cell>
          <table:table-cell office:value-type="string" calcext:value-type="string">
            <text:p>Ionosphere10</text:p>
          </table:table-cell>
          <table:table-cell table:style-name="ce10" office:value-type="percentage" office:value="0.039" calcext:value-type="percentage">
            <text:p>3,90%</text:p>
          </table:table-cell>
          <table:table-cell office:value-type="string" calcext:value-type="string">
            <text:p>MB10</text:p>
          </table:table-cell>
          <table:table-cell table:style-name="ce17" office:value-type="float" office:value="0.271" calcext:value-type="float">
            <text:p>0,271</text:p>
          </table:table-cell>
          <table:table-cell office:value-type="string" calcext:value-type="string">
            <text:p>NT10</text:p>
          </table:table-cell>
          <table:table-cell table:style-name="ce17" office:value-type="float" office:value="0.08" calcext:value-type="float">
            <text:p>0,08</text:p>
          </table:table-cell>
          <table:table-cell office:value-type="string" calcext:value-type="string">
            <text:p>Hayes-roth10</text:p>
          </table:table-cell>
          <table:table-cell table:style-name="ce11" office:value-type="percentage" office:value="0.2929" calcext:value-type="percentage">
            <text:p>29,2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0536" calcext:value-type="percentage">
            <text:p>30,54%</text:p>
          </table:table-cell>
          <table:table-cell table:style-name="ce3"/>
          <table:table-cell table:style-name="ce3" table:formula="of:=AVERAGE([.D12:.D21])" office:value-type="percentage" office:value="0.0843" calcext:value-type="percentage">
            <text:p>8,43%</text:p>
          </table:table-cell>
          <table:table-cell table:style-name="ce3"/>
          <table:table-cell table:style-name="ce5" table:formula="of:=AVERAGE([.F12:.F21])" office:value-type="float" office:value="0.397" calcext:value-type="float">
            <text:p>0,397</text:p>
          </table:table-cell>
          <table:table-cell table:style-name="ce3"/>
          <table:table-cell table:style-name="ce5" table:formula="of:=AVERAGE([.H12:.H21])" office:value-type="float" office:value="0.082" calcext:value-type="float">
            <text:p>0,082</text:p>
          </table:table-cell>
          <table:table-cell table:style-name="ce3"/>
          <table:table-cell table:style-name="ce3" table:formula="of:=AVERAGE([.J12:.J21])" office:value-type="percentage" office:value="0.24264" calcext:value-type="percentage">
            <text:p>24,26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3284" calcext:value-type="percentage">
            <text:p>32,84%</text:p>
          </table:table-cell>
          <table:table-cell office:value-type="string" calcext:value-type="string">
            <text:p>dermatology1</text:p>
          </table:table-cell>
          <table:table-cell table:style-name="ce11" office:value-type="percentage" office:value="0.1913" calcext:value-type="percentage">
            <text:p>19,13%</text:p>
          </table:table-cell>
          <table:table-cell office:value-type="string" calcext:value-type="string">
            <text:p>housing1</text:p>
          </table:table-cell>
          <table:table-cell table:style-name="ce12" office:value-type="float" office:value="1140.07" calcext:value-type="float">
            <text:p>1140,07</text:p>
          </table:table-cell>
          <table:table-cell office:value-type="string" calcext:value-type="string">
            <text:p>laser1</text:p>
          </table:table-cell>
          <table:table-cell table:style-name="ce17" office:value-type="float" office:value="0.956" calcext:value-type="float">
            <text:p>0,956</text:p>
          </table:table-cell>
          <table:table-cell office:value-type="string" calcext:value-type="string">
            <text:p>pima1</text:p>
          </table:table-cell>
          <table:table-cell table:style-name="ce10" office:value-type="percentage" office:value="0.2417" calcext:value-type="percentage">
            <text:p>24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table:style-name="ce11" office:value-type="percentage" office:value="0.3776" calcext:value-type="percentage">
            <text:p>37,76%</text:p>
          </table:table-cell>
          <table:table-cell office:value-type="string" calcext:value-type="string">
            <text:p>dermatology2</text:p>
          </table:table-cell>
          <table:table-cell table:style-name="ce10" office:value-type="percentage" office:value="0.2894" calcext:value-type="percentage">
            <text:p>28,94%</text:p>
          </table:table-cell>
          <table:table-cell office:value-type="string" calcext:value-type="string">
            <text:p>housing2</text:p>
          </table:table-cell>
          <table:table-cell table:style-name="ce17" office:value-type="float" office:value="1093.72" calcext:value-type="float">
            <text:p>1093,72</text:p>
          </table:table-cell>
          <table:table-cell office:value-type="string" calcext:value-type="string">
            <text:p>laser2</text:p>
          </table:table-cell>
          <table:table-cell table:style-name="ce17" office:value-type="float" office:value="0.269" calcext:value-type="float">
            <text:p>0,269</text:p>
          </table:table-cell>
          <table:table-cell office:value-type="string" calcext:value-type="string">
            <text:p>pima2</text:p>
          </table:table-cell>
          <table:table-cell table:style-name="ce10" office:value-type="percentage" office:value="0.2456" calcext:value-type="percentage">
            <text:p>24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table:style-name="ce11" office:value-type="percentage" office:value="0.2885" calcext:value-type="percentage">
            <text:p>28,85%</text:p>
          </table:table-cell>
          <table:table-cell office:value-type="string" calcext:value-type="string">
            <text:p>dermatology3</text:p>
          </table:table-cell>
          <table:table-cell table:style-name="ce10" office:value-type="percentage" office:value="0.0848" calcext:value-type="percentage">
            <text:p>8,48%</text:p>
          </table:table-cell>
          <table:table-cell office:value-type="string" calcext:value-type="string">
            <text:p>housing3</text:p>
          </table:table-cell>
          <table:table-cell table:style-name="ce17" office:value-type="float" office:value="1031.18" calcext:value-type="float">
            <text:p>1031,18</text:p>
          </table:table-cell>
          <table:table-cell office:value-type="string" calcext:value-type="string">
            <text:p>laser3</text:p>
          </table:table-cell>
          <table:table-cell table:style-name="ce17" office:value-type="float" office:value="0.14" calcext:value-type="float">
            <text:p>0,14</text:p>
          </table:table-cell>
          <table:table-cell office:value-type="string" calcext:value-type="string">
            <text:p>pima3</text:p>
          </table:table-cell>
          <table:table-cell table:style-name="ce10" office:value-type="percentage" office:value="0.2509" calcext:value-type="percentage">
            <text:p>25,0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table:style-name="ce11" office:value-type="percentage" office:value="0.3682" calcext:value-type="percentage">
            <text:p>36,82%</text:p>
          </table:table-cell>
          <table:table-cell office:value-type="string" calcext:value-type="string">
            <text:p>dermatology4</text:p>
          </table:table-cell>
          <table:table-cell table:style-name="ce10" office:value-type="percentage" office:value="0.0533" calcext:value-type="percentage">
            <text:p>5,33%</text:p>
          </table:table-cell>
          <table:table-cell office:value-type="string" calcext:value-type="string">
            <text:p>housing4</text:p>
          </table:table-cell>
          <table:table-cell table:style-name="ce17" office:value-type="float" office:value="1420.5" calcext:value-type="float">
            <text:p>1420,5</text:p>
          </table:table-cell>
          <table:table-cell office:value-type="string" calcext:value-type="string">
            <text:p>laser4</text:p>
          </table:table-cell>
          <table:table-cell table:style-name="ce17" office:value-type="float" office:value="0.736" calcext:value-type="float">
            <text:p>0,736</text:p>
          </table:table-cell>
          <table:table-cell office:value-type="string" calcext:value-type="string">
            <text:p>pima4</text:p>
          </table:table-cell>
          <table:table-cell table:style-name="ce10" office:value-type="percentage" office:value="0.2579" calcext:value-type="percentage">
            <text:p>2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table:style-name="ce10" office:value-type="percentage" office:value="0.2177" calcext:value-type="percentage">
            <text:p>21,77%</text:p>
          </table:table-cell>
          <table:table-cell office:value-type="string" calcext:value-type="string">
            <text:p>dermatology5</text:p>
          </table:table-cell>
          <table:table-cell table:style-name="ce10" office:value-type="percentage" office:value="0.2114" calcext:value-type="percentage">
            <text:p>21,14%</text:p>
          </table:table-cell>
          <table:table-cell office:value-type="string" calcext:value-type="string">
            <text:p>housing5</text:p>
          </table:table-cell>
          <table:table-cell table:style-name="ce17" office:value-type="float" office:value="1405.37" calcext:value-type="float">
            <text:p>1405,37</text:p>
          </table:table-cell>
          <table:table-cell office:value-type="string" calcext:value-type="string">
            <text:p>laser5</text:p>
          </table:table-cell>
          <table:table-cell table:style-name="ce17" office:value-type="float" office:value="0.462" calcext:value-type="float">
            <text:p>0,462</text:p>
          </table:table-cell>
          <table:table-cell office:value-type="string" calcext:value-type="string">
            <text:p>pima5</text:p>
          </table:table-cell>
          <table:table-cell table:style-name="ce10" office:value-type="percentage" office:value="0.2254" calcext:value-type="percentage">
            <text:p>22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table:style-name="ce10" office:value-type="percentage" office:value="0.3184" calcext:value-type="percentage">
            <text:p>31,84%</text:p>
          </table:table-cell>
          <table:table-cell office:value-type="string" calcext:value-type="string">
            <text:p>dermatology6</text:p>
          </table:table-cell>
          <table:table-cell table:style-name="ce10" office:value-type="percentage" office:value="0.0857" calcext:value-type="percentage">
            <text:p>8,57%</text:p>
          </table:table-cell>
          <table:table-cell office:value-type="string" calcext:value-type="string">
            <text:p>housing6</text:p>
          </table:table-cell>
          <table:table-cell table:style-name="ce17" office:value-type="float" office:value="971.06" calcext:value-type="float">
            <text:p>971,06</text:p>
          </table:table-cell>
          <table:table-cell office:value-type="string" calcext:value-type="string">
            <text:p>laser6</text:p>
          </table:table-cell>
          <table:table-cell table:style-name="ce17" office:value-type="float" office:value="0.288" calcext:value-type="float">
            <text:p>0,288</text:p>
          </table:table-cell>
          <table:table-cell office:value-type="string" calcext:value-type="string">
            <text:p>pima6</text:p>
          </table:table-cell>
          <table:table-cell table:style-name="ce10" office:value-type="percentage" office:value="0.2443" calcext:value-type="percentage">
            <text:p>24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table:style-name="ce10" office:value-type="percentage" office:value="0.1429" calcext:value-type="percentage">
            <text:p>14,29%</text:p>
          </table:table-cell>
          <table:table-cell office:value-type="string" calcext:value-type="string">
            <text:p>housing7</text:p>
          </table:table-cell>
          <table:table-cell table:style-name="ce17" office:value-type="float" office:value="1072.54" calcext:value-type="float">
            <text:p>1072,54</text:p>
          </table:table-cell>
          <table:table-cell office:value-type="string" calcext:value-type="string">
            <text:p>laser7</text:p>
          </table:table-cell>
          <table:table-cell table:style-name="ce17" office:value-type="float" office:value="0.186" calcext:value-type="float">
            <text:p>0,186</text:p>
          </table:table-cell>
          <table:table-cell office:value-type="string" calcext:value-type="string">
            <text:p>pima7</text:p>
          </table:table-cell>
          <table:table-cell table:style-name="ce10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table:style-name="ce10" office:value-type="percentage" office:value="0.1429" calcext:value-type="percentage">
            <text:p>14,29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table:style-name="ce17" office:value-type="float" office:value="0.33" calcext:value-type="float">
            <text:p>0,33</text:p>
          </table:table-cell>
          <table:table-cell office:value-type="string" calcext:value-type="string">
            <text:p>pima8</text:p>
          </table:table-cell>
          <table:table-cell table:style-name="ce10" office:value-type="percentage" office:value="0.311" calcext:value-type="percentage">
            <text:p>31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table:style-name="ce17" office:value-type="float" office:value="0.06" calcext:value-type="float">
            <text:p>0,06</text:p>
          </table:table-cell>
          <table:table-cell office:value-type="string" calcext:value-type="string">
            <text:p>pima9</text:p>
          </table:table-cell>
          <table:table-cell table:style-name="ce10" office:value-type="percentage" office:value="0.264" calcext:value-type="percentage">
            <text:p>26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table:style-name="ce17" office:value-type="float" office:value="0.825" calcext:value-type="float">
            <text:p>0,825</text:p>
          </table:table-cell>
          <table:table-cell office:value-type="string" calcext:value-type="string">
            <text:p>pima10</text:p>
          </table:table-cell>
          <table:table-cell table:style-name="ce10" office:value-type="percentage" office:value="0.314" calcext:value-type="percentage">
            <text:p>31,4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1009" calcext:value-type="percentage">
            <text:p>31,01%</text:p>
          </table:table-cell>
          <table:table-cell table:style-name="ce3"/>
          <table:table-cell table:style-name="ce3" table:formula="of:=AVERAGE([.D24:.D33])" office:value-type="percentage" office:value="0.14131" calcext:value-type="percentage">
            <text:p>14,13%</text:p>
          </table:table-cell>
          <table:table-cell table:style-name="ce3"/>
          <table:table-cell table:style-name="ce5" table:formula="of:=AVERAGE([.F24:.F33])" office:value-type="float" office:value="1160.447" calcext:value-type="float">
            <text:p>1160,447</text:p>
          </table:table-cell>
          <table:table-cell table:style-name="ce3"/>
          <table:table-cell table:style-name="ce5" table:formula="of:=AVERAGE([.H24:.H33])" office:value-type="float" office:value="0.4252" calcext:value-type="float">
            <text:p>0,4252</text:p>
          </table:table-cell>
          <table:table-cell table:style-name="ce3"/>
          <table:table-cell table:style-name="ce3" table:formula="of:=AVERAGE([.J24:.J33])" office:value-type="percentage" office:value="0.25894" calcext:value-type="percentage">
            <text:p>25,89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table:style-name="ce10" office:value-type="percentage" office:value="0.1366" calcext:value-type="percentage">
            <text:p>13,66%</text:p>
          </table:table-cell>
          <table:table-cell office:value-type="string" calcext:value-type="string">
            <text:p>transfusion1</text:p>
          </table:table-cell>
          <table:table-cell table:style-name="ce10" office:value-type="percentage" office:value="0.2423" calcext:value-type="percentage">
            <text:p>24,23%</text:p>
          </table:table-cell>
          <table:table-cell office:value-type="string" calcext:value-type="string">
            <text:p>PY_1</text:p>
          </table:table-cell>
          <table:table-cell table:style-name="ce12" office:value-type="float" office:value="0.91" calcext:value-type="float">
            <text:p>0,91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table:style-name="ce10" office:value-type="percentage" office:value="0.2532" calcext:value-type="percentage">
            <text:p>25,32%</text:p>
          </table:table-cell>
          <table:table-cell office:value-type="string" calcext:value-type="string">
            <text:p>transfusion2</text:p>
          </table:table-cell>
          <table:table-cell table:style-name="ce10" office:value-type="percentage" office:value="0.2167" calcext:value-type="percentage">
            <text:p>21,67%</text:p>
          </table:table-cell>
          <table:table-cell office:value-type="string" calcext:value-type="string">
            <text:p>PY_2</text:p>
          </table:table-cell>
          <table:table-cell table:style-name="ce12" office:value-type="float" office:value="0.092" calcext:value-type="float">
            <text:p>0,092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table:style-name="ce10" office:value-type="percentage" office:value="0.207" calcext:value-type="percentage">
            <text:p>20,70%</text:p>
          </table:table-cell>
          <table:table-cell office:value-type="string" calcext:value-type="string">
            <text:p>transfusion3</text:p>
          </table:table-cell>
          <table:table-cell table:style-name="ce10" office:value-type="percentage" office:value="0.2707" calcext:value-type="percentage">
            <text:p>27,07%</text:p>
          </table:table-cell>
          <table:table-cell office:value-type="string" calcext:value-type="string">
            <text:p>PY_3</text:p>
          </table:table-cell>
          <table:table-cell table:style-name="ce12" office:value-type="float" office:value="0.048" calcext:value-type="float">
            <text:p>0,048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table:style-name="ce10" office:value-type="percentage" office:value="0.2586" calcext:value-type="percentage">
            <text:p>25,86%</text:p>
          </table:table-cell>
          <table:table-cell office:value-type="string" calcext:value-type="string">
            <text:p>transfusion4</text:p>
          </table:table-cell>
          <table:table-cell table:style-name="ce10" office:value-type="percentage" office:value="0.2167" calcext:value-type="percentage">
            <text:p>21,67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table:style-name="ce10" office:value-type="percentage" office:value="0.2758" calcext:value-type="percentage">
            <text:p>27,58%</text:p>
          </table:table-cell>
          <table:table-cell office:value-type="string" calcext:value-type="string">
            <text:p>transfusion5</text:p>
          </table:table-cell>
          <table:table-cell table:style-name="ce10" office:value-type="percentage" office:value="0.2586" calcext:value-type="percentage">
            <text:p>25,86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table:style-name="ce10" office:value-type="percentage" office:value="0.2297" calcext:value-type="percentage">
            <text:p>22,97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table:style-name="ce10" office:value-type="percentage" office:value="0.2401" calcext:value-type="percentage">
            <text:p>24,01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6867" calcext:value-type="percentage">
            <text:p>26,87%</text:p>
          </table:table-cell>
          <table:table-cell table:style-name="ce3"/>
          <table:table-cell table:style-name="ce3" table:formula="of:=AVERAGE([.D36:.D45])" office:value-type="percentage" office:value="0.22671" calcext:value-type="percentage">
            <text:p>22,67%</text:p>
          </table:table-cell>
          <table:table-cell table:style-name="ce3"/>
          <table:table-cell table:style-name="ce5" table:formula="of:=AVERAGE([.F36:.F45])" office:value-type="float" office:value="0.4388" calcext:value-type="float">
            <text:p>0,4388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10" office:value-type="percentage" office:value="0.4093" calcext:value-type="percentage">
            <text:p>40,93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10" office:value-type="percentage" office:value="0.538" calcext:value-type="percentage">
            <text:p>53,80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10" office:value-type="percentage" office:value="0.46" calcext:value-type="percentage">
            <text:p>46,0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10" office:value-type="percentage" office:value="0.5147" calcext:value-type="percentage">
            <text:p>51,4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10" office:value-type="percentage" office:value="0.402" calcext:value-type="percentage">
            <text:p>40,2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10" office:value-type="percentage" office:value="0.4847" calcext:value-type="percentage">
            <text:p>48,4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10" office:value-type="percentage" office:value="0.4167" calcext:value-type="percentage">
            <text:p>41,67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10" office:value-type="percentage" office:value="0.462" calcext:value-type="percentage">
            <text:p>46,20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10" office:value-type="percentage" office:value="0.64" calcext:value-type="percentage">
            <text:p>64,00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10" office:value-type="percentage" office:value="0.5307" calcext:value-type="percentage">
            <text:p>53,0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48581" calcext:value-type="percentage">
            <text:p>48,58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periments with interval genetic and features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3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0" office:value-type="percentage" office:value="0.0588" calcext:value-type="percentage">
            <text:p>5,88%</text:p>
          </table:table-cell>
          <table:table-cell office:value-type="string" calcext:value-type="string">
            <text:p>Glass1</text:p>
          </table:table-cell>
          <table:table-cell table:style-name="ce10" office:value-type="percentage" office:value="0.3333" calcext:value-type="percentage">
            <text:p>33,33%</text:p>
          </table:table-cell>
          <table:table-cell office:value-type="string" calcext:value-type="string">
            <text:p>BK1</text:p>
          </table:table-cell>
          <table:table-cell table:style-name="ce17"/>
          <table:table-cell office:value-type="string" calcext:value-type="string">
            <text:p>BL1</text:p>
          </table:table-cell>
          <table:table-cell table:style-name="ce21"/>
          <table:table-cell office:value-type="string" calcext:value-type="string">
            <text:p>Spiral1</text:p>
          </table:table-cell>
          <table:table-cell table:style-name="ce10" office:value-type="percentage" office:value="0.505" calcext:value-type="percentage">
            <text:p>50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string" calcext:value-type="string">
            <text:p>Glass2</text:p>
          </table:table-cell>
          <table:table-cell table:style-name="ce10" office:value-type="percentage" office:value="0.4762" calcext:value-type="percentage">
            <text:p>47,62%</text:p>
          </table:table-cell>
          <table:table-cell office:value-type="string" calcext:value-type="string">
            <text:p>BK2</text:p>
          </table:table-cell>
          <table:table-cell table:style-name="ce17"/>
          <table:table-cell office:value-type="string" calcext:value-type="string">
            <text:p>BL2</text:p>
          </table:table-cell>
          <table:table-cell table:style-name="ce17"/>
          <table:table-cell office:value-type="string" calcext:value-type="string">
            <text:p>Spiral2</text:p>
          </table:table-cell>
          <table:table-cell table:style-name="ce10" office:value-type="percentage" office:value="0.36" calcext:value-type="percentage">
            <text:p>36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0" office:value-type="percentage" office:value="0.0588" calcext:value-type="percentage">
            <text:p>5,88%</text:p>
          </table:table-cell>
          <table:table-cell office:value-type="string" calcext:value-type="string">
            <text:p>Glass3</text:p>
          </table:table-cell>
          <table:table-cell table:style-name="ce10" office:value-type="percentage" office:value="0.5238" calcext:value-type="percentage">
            <text:p>52,38%</text:p>
          </table:table-cell>
          <table:table-cell office:value-type="string" calcext:value-type="string">
            <text:p>BK3</text:p>
          </table:table-cell>
          <table:table-cell table:style-name="ce17"/>
          <table:table-cell office:value-type="string" calcext:value-type="string">
            <text:p>BL3</text:p>
          </table:table-cell>
          <table:table-cell table:style-name="ce17"/>
          <table:table-cell office:value-type="string" calcext:value-type="string">
            <text:p>Spiral3</text:p>
          </table:table-cell>
          <table:table-cell table:style-name="ce10" office:value-type="percentage" office:value="0.385" calcext:value-type="percentage">
            <text:p>38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string" calcext:value-type="string">
            <text:p>Glass4</text:p>
          </table:table-cell>
          <table:table-cell table:style-name="ce10" office:value-type="percentage" office:value="0.4286" calcext:value-type="percentage">
            <text:p>42,86%</text:p>
          </table:table-cell>
          <table:table-cell office:value-type="string" calcext:value-type="string">
            <text:p>BK4</text:p>
          </table:table-cell>
          <table:table-cell table:style-name="ce17"/>
          <table:table-cell office:value-type="string" calcext:value-type="string">
            <text:p>BL4</text:p>
          </table:table-cell>
          <table:table-cell table:style-name="ce21"/>
          <table:table-cell office:value-type="string" calcext:value-type="string">
            <text:p>Spiral4</text:p>
          </table:table-cell>
          <table:table-cell table:style-name="ce10" office:value-type="percentage" office:value="0.4697" calcext:value-type="percentage">
            <text:p>46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0" office:value-type="percentage" office:value="0.1176" calcext:value-type="percentage">
            <text:p>11,76%</text:p>
          </table:table-cell>
          <table:table-cell office:value-type="string" calcext:value-type="string">
            <text:p>Glass5</text:p>
          </table:table-cell>
          <table:table-cell table:style-name="ce10" office:value-type="percentage" office:value="0.4762" calcext:value-type="percentage">
            <text:p>47,62%</text:p>
          </table:table-cell>
          <table:table-cell office:value-type="string" calcext:value-type="string">
            <text:p>BK5</text:p>
          </table:table-cell>
          <table:table-cell table:style-name="ce17"/>
          <table:table-cell office:value-type="string" calcext:value-type="string">
            <text:p>BL5</text:p>
          </table:table-cell>
          <table:table-cell table:style-name="ce17"/>
          <table:table-cell office:value-type="string" calcext:value-type="string">
            <text:p>Spiral5</text:p>
          </table:table-cell>
          <table:table-cell table:style-name="ce10" office:value-type="percentage" office:value="0.29" calcext:value-type="percentage">
            <text:p>29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string" calcext:value-type="string">
            <text:p>Glass6</text:p>
          </table:table-cell>
          <table:table-cell table:style-name="ce10" office:value-type="percentage" office:value="0.4762" calcext:value-type="percentage">
            <text:p>47,62%</text:p>
          </table:table-cell>
          <table:table-cell office:value-type="string" calcext:value-type="string">
            <text:p>BK6</text:p>
          </table:table-cell>
          <table:table-cell table:style-name="ce17"/>
          <table:table-cell office:value-type="string" calcext:value-type="string">
            <text:p>BL6</text:p>
          </table:table-cell>
          <table:table-cell table:style-name="ce21"/>
          <table:table-cell office:value-type="string" calcext:value-type="string">
            <text:p>Spiral6</text:p>
          </table:table-cell>
          <table:table-cell table:style-name="ce10" office:value-type="percentage" office:value="0.445" calcext:value-type="percentage">
            <text:p>44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0" office:value-type="percentage" office:value="0.0588" calcext:value-type="percentage">
            <text:p>5,88%</text:p>
          </table:table-cell>
          <table:table-cell office:value-type="string" calcext:value-type="string">
            <text:p>Glass7</text:p>
          </table:table-cell>
          <table:table-cell table:style-name="ce10" office:value-type="percentage" office:value="0.0952" calcext:value-type="percentage">
            <text:p>9,52%</text:p>
          </table:table-cell>
          <table:table-cell office:value-type="string" calcext:value-type="string">
            <text:p>BK7</text:p>
          </table:table-cell>
          <table:table-cell table:style-name="ce17"/>
          <table:table-cell office:value-type="string" calcext:value-type="string">
            <text:p>BL7</text:p>
          </table:table-cell>
          <table:table-cell table:style-name="ce21"/>
          <table:table-cell office:value-type="string" calcext:value-type="string">
            <text:p>Spiral7</text:p>
          </table:table-cell>
          <table:table-cell table:style-name="ce10" office:value-type="percentage" office:value="0.3577" calcext:value-type="percentage">
            <text:p>35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0" office:value-type="percentage" office:value="0.0588" calcext:value-type="percentage">
            <text:p>5,88%</text:p>
          </table:table-cell>
          <table:table-cell office:value-type="string" calcext:value-type="string">
            <text:p>Glass8</text:p>
          </table:table-cell>
          <table:table-cell table:style-name="ce10" office:value-type="percentage" office:value="0.4286" calcext:value-type="percentage">
            <text:p>42,86%</text:p>
          </table:table-cell>
          <table:table-cell office:value-type="string" calcext:value-type="string">
            <text:p>BK8</text:p>
          </table:table-cell>
          <table:table-cell table:style-name="ce17"/>
          <table:table-cell office:value-type="string" calcext:value-type="string">
            <text:p>BL8</text:p>
          </table:table-cell>
          <table:table-cell table:style-name="ce21"/>
          <table:table-cell office:value-type="string" calcext:value-type="string">
            <text:p>Spiral8</text:p>
          </table:table-cell>
          <table:table-cell table:style-name="ce10" office:value-type="percentage" office:value="0.315" calcext:value-type="percentage">
            <text:p>31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0" office:value-type="percentage" office:value="0.1765" calcext:value-type="percentage">
            <text:p>17,65%</text:p>
          </table:table-cell>
          <table:table-cell office:value-type="string" calcext:value-type="string">
            <text:p>Glass9</text:p>
          </table:table-cell>
          <table:table-cell table:style-name="ce10" office:value-type="percentage" office:value="0.381" calcext:value-type="percentage">
            <text:p>38,10%</text:p>
          </table:table-cell>
          <table:table-cell office:value-type="string" calcext:value-type="string">
            <text:p>BK9</text:p>
          </table:table-cell>
          <table:table-cell table:style-name="ce17"/>
          <table:table-cell office:value-type="string" calcext:value-type="string">
            <text:p>BL9</text:p>
          </table:table-cell>
          <table:table-cell table:style-name="ce21"/>
          <table:table-cell office:value-type="string" calcext:value-type="string">
            <text:p>Spiral9</text:p>
          </table:table-cell>
          <table:table-cell table:style-name="ce10" office:value-type="percentage" office:value="0.424" calcext:value-type="percentage">
            <text:p>42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table:style-name="ce10" office:value-type="percentage" office:value="0.5238" calcext:value-type="percentage">
            <text:p>52,38%</text:p>
          </table:table-cell>
          <table:table-cell office:value-type="string" calcext:value-type="string">
            <text:p>BK10</text:p>
          </table:table-cell>
          <table:table-cell table:style-name="ce17"/>
          <table:table-cell office:value-type="string" calcext:value-type="string">
            <text:p>BL10</text:p>
          </table:table-cell>
          <table:table-cell table:style-name="ce21"/>
          <table:table-cell office:value-type="string" calcext:value-type="string">
            <text:p>Spiral10</text:p>
          </table:table-cell>
          <table:table-cell table:style-name="ce10" office:value-type="percentage" office:value="0.29" calcext:value-type="percentage">
            <text:p>29,0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5293" calcext:value-type="percentage">
            <text:p>5,29%</text:p>
          </table:table-cell>
          <table:table-cell table:style-name="ce3"/>
          <table:table-cell table:style-name="ce3" table:formula="of:=AVERAGE([.D1:.D10])" office:value-type="percentage" office:value="0.41429" calcext:value-type="percentage">
            <text:p>41,43%</text:p>
          </table:table-cell>
          <table:table-cell table:style-name="ce3"/>
          <table:table-cell table:style-name="ce5" table:formula="of:=AVERAGE([.F1:.F10])" office:value-type="string" office:string-value="" calcext:value-type="error">
            <text:p>#DIV/0!</text:p>
          </table:table-cell>
          <table:table-cell table:style-name="ce3"/>
          <table:table-cell table:style-name="ce5" table:formula="of:=AVERAGE([.H1:.H10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J1:.J10])" office:value-type="percentage" office:value="0.38414" calcext:value-type="percentage">
            <text:p>38,41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0" office:value-type="percentage" office:value="0.2941" calcext:value-type="percentage">
            <text:p>29,41%</text:p>
          </table:table-cell>
          <table:table-cell office:value-type="string" calcext:value-type="string">
            <text:p>Ionosphere1</text:p>
          </table:table-cell>
          <table:table-cell table:style-name="ce10" office:value-type="percentage" office:value="0.1429" calcext:value-type="percentage">
            <text:p>14,29%</text:p>
          </table:table-cell>
          <table:table-cell office:value-type="string" calcext:value-type="string">
            <text:p>MB1</text:p>
          </table:table-cell>
          <table:table-cell table:style-name="ce17"/>
          <table:table-cell office:value-type="string" calcext:value-type="string">
            <text:p>NT1</text:p>
          </table:table-cell>
          <table:table-cell table:style-name="ce17"/>
          <table:table-cell office:value-type="string" calcext:value-type="string">
            <text:p>Hayes-roth1</text:p>
          </table:table-cell>
          <table:table-cell table:style-name="ce10" office:value-type="percentage" office:value="0.3897" calcext:value-type="percentage">
            <text:p>38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0" office:value-type="percentage" office:value="0.2353" calcext:value-type="percentage">
            <text:p>23,53%</text:p>
          </table:table-cell>
          <table:table-cell office:value-type="string" calcext:value-type="string">
            <text:p>Ionosphere2</text:p>
          </table:table-cell>
          <table:table-cell table:style-name="ce10" office:value-type="percentage" office:value="0.0571" calcext:value-type="percentage">
            <text:p>5,71%</text:p>
          </table:table-cell>
          <table:table-cell office:value-type="string" calcext:value-type="string">
            <text:p>MB2</text:p>
          </table:table-cell>
          <table:table-cell table:style-name="ce17"/>
          <table:table-cell office:value-type="string" calcext:value-type="string">
            <text:p>NT2</text:p>
          </table:table-cell>
          <table:table-cell table:style-name="ce17"/>
          <table:table-cell office:value-type="string" calcext:value-type="string">
            <text:p>Hayes-roth2</text:p>
          </table:table-cell>
          <table:table-cell table:style-name="ce10" office:value-type="percentage" office:value="0.4615" calcext:value-type="percentage">
            <text:p>46,1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0" office:value-type="percentage" office:value="0.2647" calcext:value-type="percentage">
            <text:p>26,47%</text:p>
          </table:table-cell>
          <table:table-cell office:value-type="string" calcext:value-type="string">
            <text:p>Ionosphere3</text:p>
          </table:table-cell>
          <table:table-cell table:style-name="ce10" office:value-type="percentage" office:value="0.0857" calcext:value-type="percentage">
            <text:p>8,57%</text:p>
          </table:table-cell>
          <table:table-cell office:value-type="string" calcext:value-type="string">
            <text:p>MB3</text:p>
          </table:table-cell>
          <table:table-cell table:style-name="ce17"/>
          <table:table-cell office:value-type="string" calcext:value-type="string">
            <text:p>NT3</text:p>
          </table:table-cell>
          <table:table-cell table:style-name="ce17"/>
          <table:table-cell office:value-type="string" calcext:value-type="string">
            <text:p>Hayes-roth3</text:p>
          </table:table-cell>
          <table:table-cell table:style-name="ce10" office:value-type="percentage" office:value="0.4615" calcext:value-type="percentage">
            <text:p>46,1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0" office:value-type="percentage" office:value="0.4706" calcext:value-type="percentage">
            <text:p>47,06%</text:p>
          </table:table-cell>
          <table:table-cell office:value-type="string" calcext:value-type="string">
            <text:p>Ionosphere4</text:p>
          </table:table-cell>
          <table:table-cell table:style-name="ce10" office:value-type="percentage" office:value="0.1143" calcext:value-type="percentage">
            <text:p>11,43%</text:p>
          </table:table-cell>
          <table:table-cell office:value-type="string" calcext:value-type="string">
            <text:p>MB4</text:p>
          </table:table-cell>
          <table:table-cell table:style-name="ce17"/>
          <table:table-cell office:value-type="string" calcext:value-type="string">
            <text:p>NT4</text:p>
          </table:table-cell>
          <table:table-cell table:style-name="ce17"/>
          <table:table-cell office:value-type="string" calcext:value-type="string">
            <text:p>Hayes-roth4</text:p>
          </table:table-cell>
          <table:table-cell table:style-name="ce10" office:value-type="percentage" office:value="0.6154" calcext:value-type="percentage">
            <text:p>61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0" office:value-type="percentage" office:value="0.2647" calcext:value-type="percentage">
            <text:p>26,47%</text:p>
          </table:table-cell>
          <table:table-cell office:value-type="string" calcext:value-type="string">
            <text:p>Ionosphere5</text:p>
          </table:table-cell>
          <table:table-cell table:style-name="ce10" office:value-type="percentage" office:value="0.0857" calcext:value-type="percentage">
            <text:p>8,57%</text:p>
          </table:table-cell>
          <table:table-cell office:value-type="string" calcext:value-type="string">
            <text:p>MB5</text:p>
          </table:table-cell>
          <table:table-cell table:style-name="ce17"/>
          <table:table-cell office:value-type="string" calcext:value-type="string">
            <text:p>NT5</text:p>
          </table:table-cell>
          <table:table-cell table:style-name="ce17"/>
          <table:table-cell office:value-type="string" calcext:value-type="string">
            <text:p>Hayes-roth5</text:p>
          </table:table-cell>
          <table:table-cell table:style-name="ce10" office:value-type="percentage" office:value="0.5385" calcext:value-type="percentage">
            <text:p>5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0" office:value-type="percentage" office:value="0.2647" calcext:value-type="percentage">
            <text:p>26,47%</text:p>
          </table:table-cell>
          <table:table-cell office:value-type="string" calcext:value-type="string">
            <text:p>Ionosphere6</text:p>
          </table:table-cell>
          <table:table-cell table:style-name="ce10" office:value-type="percentage" office:value="0.0286" calcext:value-type="percentage">
            <text:p>2,86%</text:p>
          </table:table-cell>
          <table:table-cell office:value-type="string" calcext:value-type="string">
            <text:p>MB6</text:p>
          </table:table-cell>
          <table:table-cell table:style-name="ce17"/>
          <table:table-cell office:value-type="string" calcext:value-type="string">
            <text:p>NT6</text:p>
          </table:table-cell>
          <table:table-cell table:style-name="ce17"/>
          <table:table-cell office:value-type="string" calcext:value-type="string">
            <text:p>Hayes-roth6</text:p>
          </table:table-cell>
          <table:table-cell table:style-name="ce10" office:value-type="percentage" office:value="0.3077" calcext:value-type="percentage">
            <text:p>30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0" office:value-type="percentage" office:value="0.3186" calcext:value-type="percentage">
            <text:p>31,86%</text:p>
          </table:table-cell>
          <table:table-cell office:value-type="string" calcext:value-type="string">
            <text:p>Ionosphere7</text:p>
          </table:table-cell>
          <table:table-cell table:style-name="ce10" office:value-type="percentage" office:value="0.1714" calcext:value-type="percentage">
            <text:p>17,14%</text:p>
          </table:table-cell>
          <table:table-cell office:value-type="string" calcext:value-type="string">
            <text:p>MB7</text:p>
          </table:table-cell>
          <table:table-cell table:style-name="ce17"/>
          <table:table-cell office:value-type="string" calcext:value-type="string">
            <text:p>NT7</text:p>
          </table:table-cell>
          <table:table-cell table:style-name="ce17"/>
          <table:table-cell office:value-type="string" calcext:value-type="string">
            <text:p>Hayes-roth7</text:p>
          </table:table-cell>
          <table:table-cell table:style-name="ce10" office:value-type="percentage" office:value="0.4615" calcext:value-type="percentage">
            <text:p>46,1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0" office:value-type="percentage" office:value="0.1765" calcext:value-type="percentage">
            <text:p>17,65%</text:p>
          </table:table-cell>
          <table:table-cell office:value-type="string" calcext:value-type="string">
            <text:p>Ionosphere8</text:p>
          </table:table-cell>
          <table:table-cell table:style-name="ce10" office:value-type="percentage" office:value="0.0448" calcext:value-type="percentage">
            <text:p>4,48%</text:p>
          </table:table-cell>
          <table:table-cell office:value-type="string" calcext:value-type="string">
            <text:p>MB8</text:p>
          </table:table-cell>
          <table:table-cell table:style-name="ce17"/>
          <table:table-cell office:value-type="string" calcext:value-type="string">
            <text:p>NT8</text:p>
          </table:table-cell>
          <table:table-cell table:style-name="ce17"/>
          <table:table-cell office:value-type="string" calcext:value-type="string">
            <text:p>Hayes-roth8</text:p>
          </table:table-cell>
          <table:table-cell table:style-name="ce10" office:value-type="percentage" office:value="0.3846" calcext:value-type="percentage">
            <text:p>38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0" office:value-type="percentage" office:value="0.3529" calcext:value-type="percentage">
            <text:p>35,29%</text:p>
          </table:table-cell>
          <table:table-cell office:value-type="string" calcext:value-type="string">
            <text:p>Ionosphere9</text:p>
          </table:table-cell>
          <table:table-cell table:style-name="ce10" office:value-type="percentage" office:value="0.0571" calcext:value-type="percentage">
            <text:p>5,71%</text:p>
          </table:table-cell>
          <table:table-cell office:value-type="string" calcext:value-type="string">
            <text:p>MB9</text:p>
          </table:table-cell>
          <table:table-cell table:style-name="ce17"/>
          <table:table-cell office:value-type="string" calcext:value-type="string">
            <text:p>NT9</text:p>
          </table:table-cell>
          <table:table-cell table:style-name="ce17"/>
          <table:table-cell office:value-type="string" calcext:value-type="string">
            <text:p>Hayes-roth9</text:p>
          </table:table-cell>
          <table:table-cell table:style-name="ce10" office:value-type="percentage" office:value="0.6154" calcext:value-type="percentage">
            <text:p>61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0" office:value-type="percentage" office:value="0.2058" calcext:value-type="percentage">
            <text:p>20,58%</text:p>
          </table:table-cell>
          <table:table-cell office:value-type="string" calcext:value-type="string">
            <text:p>Ionosphere10</text:p>
          </table:table-cell>
          <table:table-cell table:style-name="ce10" office:value-type="percentage" office:value="0.0857" calcext:value-type="percentage">
            <text:p>8,57%</text:p>
          </table:table-cell>
          <table:table-cell office:value-type="string" calcext:value-type="string">
            <text:p>MB10</text:p>
          </table:table-cell>
          <table:table-cell table:style-name="ce17"/>
          <table:table-cell office:value-type="string" calcext:value-type="string">
            <text:p>NT10</text:p>
          </table:table-cell>
          <table:table-cell table:style-name="ce17"/>
          <table:table-cell office:value-type="string" calcext:value-type="string">
            <text:p>Hayes-roth10</text:p>
          </table:table-cell>
          <table:table-cell table:style-name="ce10" office:value-type="percentage" office:value="0.6154" calcext:value-type="percentage">
            <text:p>61,54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28479" calcext:value-type="percentage">
            <text:p>28,48%</text:p>
          </table:table-cell>
          <table:table-cell table:style-name="ce3"/>
          <table:table-cell table:style-name="ce3" table:formula="of:=AVERAGE([.D12:.D21])" office:value-type="percentage" office:value="0.08733" calcext:value-type="percentage">
            <text:p>8,73%</text:p>
          </table:table-cell>
          <table:table-cell table:style-name="ce3"/>
          <table:table-cell table:style-name="ce5" table:formula="of:=AVERAGE([.F12:.F21])" office:value-type="string" office:string-value="" calcext:value-type="error">
            <text:p>#DIV/0!</text:p>
          </table:table-cell>
          <table:table-cell table:style-name="ce3"/>
          <table:table-cell table:style-name="ce5" table:formula="of:=AVERAGE([.H12:.H21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J12:.J21])" office:value-type="percentage" office:value="0.48512" calcext:value-type="percentage">
            <text:p>48,51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4255" calcext:value-type="percentage">
            <text:p>42,55%</text:p>
          </table:table-cell>
          <table:table-cell office:value-type="string" calcext:value-type="string">
            <text:p>dermatology1</text:p>
          </table:table-cell>
          <table:table-cell table:style-name="ce11" office:value-type="percentage" office:value="0.2" calcext:value-type="percentage">
            <text:p>20,00%</text:p>
          </table:table-cell>
          <table:table-cell office:value-type="string" calcext:value-type="string">
            <text:p>housing1</text:p>
          </table:table-cell>
          <table:table-cell table:style-name="ce12"/>
          <table:table-cell office:value-type="string" calcext:value-type="string">
            <text:p>laser1</text:p>
          </table:table-cell>
          <table:table-cell table:style-name="ce17"/>
          <table:table-cell office:value-type="string" calcext:value-type="string">
            <text:p>pima1</text:p>
          </table:table-cell>
          <table:table-cell table:style-name="ce10" office:value-type="percentage" office:value="0.3158" calcext:value-type="percentage">
            <text:p>3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table:style-name="ce11" office:value-type="percentage" office:value="0.3191" calcext:value-type="percentage">
            <text:p>31,91%</text:p>
          </table:table-cell>
          <table:table-cell office:value-type="string" calcext:value-type="string">
            <text:p>dermatology2</text:p>
          </table:table-cell>
          <table:table-cell table:style-name="ce10" office:value-type="percentage" office:value="0.3962" calcext:value-type="percentage">
            <text:p>39,62%</text:p>
          </table:table-cell>
          <table:table-cell office:value-type="string" calcext:value-type="string">
            <text:p>housing2</text:p>
          </table:table-cell>
          <table:table-cell table:style-name="ce17"/>
          <table:table-cell office:value-type="string" calcext:value-type="string">
            <text:p>laser2</text:p>
          </table:table-cell>
          <table:table-cell table:style-name="ce17"/>
          <table:table-cell office:value-type="string" calcext:value-type="string">
            <text:p>pima2</text:p>
          </table:table-cell>
          <table:table-cell table:style-name="ce10" office:value-type="percentage" office:value="0.3158" calcext:value-type="percentage">
            <text:p>3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table:style-name="ce11" office:value-type="percentage" office:value="0.3191" calcext:value-type="percentage">
            <text:p>31,91%</text:p>
          </table:table-cell>
          <table:table-cell office:value-type="string" calcext:value-type="string">
            <text:p>dermatology3</text:p>
          </table:table-cell>
          <table:table-cell table:style-name="ce10" office:value-type="percentage" office:value="0.1429" calcext:value-type="percentage">
            <text:p>14,29%</text:p>
          </table:table-cell>
          <table:table-cell office:value-type="string" calcext:value-type="string">
            <text:p>housing3</text:p>
          </table:table-cell>
          <table:table-cell table:style-name="ce17"/>
          <table:table-cell office:value-type="string" calcext:value-type="string">
            <text:p>laser3</text:p>
          </table:table-cell>
          <table:table-cell table:style-name="ce17"/>
          <table:table-cell office:value-type="string" calcext:value-type="string">
            <text:p>pima3</text:p>
          </table:table-cell>
          <table:table-cell table:style-name="ce10" office:value-type="percentage" office:value="0.3026" calcext:value-type="percentage">
            <text:p>30,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table:style-name="ce11" office:value-type="percentage" office:value="0.4255" calcext:value-type="percentage">
            <text:p>42,55%</text:p>
          </table:table-cell>
          <table:table-cell office:value-type="string" calcext:value-type="string">
            <text:p>dermatology4</text:p>
          </table:table-cell>
          <table:table-cell table:style-name="ce10" office:value-type="percentage" office:value="0.0286" calcext:value-type="percentage">
            <text:p>2,86%</text:p>
          </table:table-cell>
          <table:table-cell office:value-type="string" calcext:value-type="string">
            <text:p>housing4</text:p>
          </table:table-cell>
          <table:table-cell table:style-name="ce17"/>
          <table:table-cell office:value-type="string" calcext:value-type="string">
            <text:p>laser4</text:p>
          </table:table-cell>
          <table:table-cell table:style-name="ce17"/>
          <table:table-cell office:value-type="string" calcext:value-type="string">
            <text:p>pima4</text:p>
          </table:table-cell>
          <table:table-cell table:style-name="ce10" office:value-type="percentage" office:value="0.2237" calcext:value-type="percentage">
            <text:p>22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table:style-name="ce10" office:value-type="percentage" office:value="0.3191" calcext:value-type="percentage">
            <text:p>31,91%</text:p>
          </table:table-cell>
          <table:table-cell office:value-type="string" calcext:value-type="string">
            <text:p>dermatology5</text:p>
          </table:table-cell>
          <table:table-cell table:style-name="ce10" office:value-type="percentage" office:value="0.4" calcext:value-type="percentage">
            <text:p>40,00%</text:p>
          </table:table-cell>
          <table:table-cell office:value-type="string" calcext:value-type="string">
            <text:p>housing5</text:p>
          </table:table-cell>
          <table:table-cell table:style-name="ce17"/>
          <table:table-cell office:value-type="string" calcext:value-type="string">
            <text:p>laser5</text:p>
          </table:table-cell>
          <table:table-cell table:style-name="ce17"/>
          <table:table-cell office:value-type="string" calcext:value-type="string">
            <text:p>pima5</text:p>
          </table:table-cell>
          <table:table-cell table:style-name="ce10" office:value-type="percentage" office:value="0.2237" calcext:value-type="percentage">
            <text:p>22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table:style-name="ce10" office:value-type="percentage" office:value="0.2766" calcext:value-type="percentage">
            <text:p>27,66%</text:p>
          </table:table-cell>
          <table:table-cell office:value-type="string" calcext:value-type="string">
            <text:p>dermatology6</text:p>
          </table:table-cell>
          <table:table-cell table:style-name="ce10" office:value-type="percentage" office:value="0.0571" calcext:value-type="percentage">
            <text:p>5,71%</text:p>
          </table:table-cell>
          <table:table-cell office:value-type="string" calcext:value-type="string">
            <text:p>housing6</text:p>
          </table:table-cell>
          <table:table-cell table:style-name="ce17"/>
          <table:table-cell office:value-type="string" calcext:value-type="string">
            <text:p>laser6</text:p>
          </table:table-cell>
          <table:table-cell table:style-name="ce17"/>
          <table:table-cell office:value-type="string" calcext:value-type="string">
            <text:p>pima6</text:p>
          </table:table-cell>
          <table:table-cell table:style-name="ce10" office:value-type="percentage" office:value="0.2237" calcext:value-type="percentage">
            <text:p>22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1674" calcext:value-type="percentage">
            <text:p>16,74%</text:p>
          </table:table-cell>
          <table:table-cell office:value-type="string" calcext:value-type="string">
            <text:p>dermatology7</text:p>
          </table:table-cell>
          <table:table-cell table:style-name="ce10" office:value-type="percentage" office:value="0.101" calcext:value-type="percentage">
            <text:p>10,10%</text:p>
          </table:table-cell>
          <table:table-cell office:value-type="string" calcext:value-type="string">
            <text:p>housing7</text:p>
          </table:table-cell>
          <table:table-cell table:style-name="ce17"/>
          <table:table-cell office:value-type="string" calcext:value-type="string">
            <text:p>laser7</text:p>
          </table:table-cell>
          <table:table-cell table:style-name="ce17"/>
          <table:table-cell office:value-type="string" calcext:value-type="string">
            <text:p>pima7</text:p>
          </table:table-cell>
          <table:table-cell table:style-name="ce10" office:value-type="percentage" office:value="0.2368" calcext:value-type="percentage">
            <text:p>23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191" calcext:value-type="percentage">
            <text:p>31,91%</text:p>
          </table:table-cell>
          <table:table-cell office:value-type="string" calcext:value-type="string">
            <text:p>dermatology8</text:p>
          </table:table-cell>
          <table:table-cell table:style-name="ce10" office:value-type="percentage" office:value="0.1714" calcext:value-type="percentage">
            <text:p>17,14%</text:p>
          </table:table-cell>
          <table:table-cell office:value-type="string" calcext:value-type="string">
            <text:p>housing8</text:p>
          </table:table-cell>
          <table:table-cell/>
          <table:table-cell office:value-type="string" calcext:value-type="string">
            <text:p>laser8</text:p>
          </table:table-cell>
          <table:table-cell table:style-name="ce17"/>
          <table:table-cell office:value-type="string" calcext:value-type="string">
            <text:p>pima8</text:p>
          </table:table-cell>
          <table:table-cell table:style-name="ce10" office:value-type="percentage" office:value="0.2632" calcext:value-type="percentage">
            <text:p>26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1915" calcext:value-type="percentage">
            <text:p>19,15%</text:p>
          </table:table-cell>
          <table:table-cell office:value-type="string" calcext:value-type="string">
            <text:p>dermatology9</text:p>
          </table:table-cell>
          <table:table-cell office:value-type="percentage" office:value="0.0276" calcext:value-type="percentage">
            <text:p>2,76%</text:p>
          </table:table-cell>
          <table:table-cell office:value-type="string" calcext:value-type="string">
            <text:p>housing9</text:p>
          </table:table-cell>
          <table:table-cell/>
          <table:table-cell office:value-type="string" calcext:value-type="string">
            <text:p>laser9</text:p>
          </table:table-cell>
          <table:table-cell table:style-name="ce17"/>
          <table:table-cell office:value-type="string" calcext:value-type="string">
            <text:p>pima9</text:p>
          </table:table-cell>
          <table:table-cell table:style-name="ce10" office:value-type="percentage" office:value="0.273" calcext:value-type="percentage">
            <text:p>27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3617" calcext:value-type="percentage">
            <text:p>36,17%</text:p>
          </table:table-cell>
          <table:table-cell office:value-type="string" calcext:value-type="string">
            <text:p>dermatology10</text:p>
          </table:table-cell>
          <table:table-cell office:value-type="percentage" office:value="0.0571" calcext:value-type="percentage">
            <text:p>5,71%</text:p>
          </table:table-cell>
          <table:table-cell office:value-type="string" calcext:value-type="string">
            <text:p>housing10</text:p>
          </table:table-cell>
          <table:table-cell/>
          <table:table-cell office:value-type="string" calcext:value-type="string">
            <text:p>laser10</text:p>
          </table:table-cell>
          <table:table-cell table:style-name="ce17"/>
          <table:table-cell office:value-type="string" calcext:value-type="string">
            <text:p>pima10</text:p>
          </table:table-cell>
          <table:table-cell table:style-name="ce10" office:value-type="percentage" office:value="0.3289" calcext:value-type="percentage">
            <text:p>32,8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1246" calcext:value-type="percentage">
            <text:p>31,25%</text:p>
          </table:table-cell>
          <table:table-cell table:style-name="ce3"/>
          <table:table-cell table:style-name="ce3" table:formula="of:=AVERAGE([.D24:.D33])" office:value-type="percentage" office:value="0.15819" calcext:value-type="percentage">
            <text:p>15,82%</text:p>
          </table:table-cell>
          <table:table-cell table:style-name="ce3"/>
          <table:table-cell table:style-name="ce5" table:formula="of:=AVERAGE([.F24:.F33])" office:value-type="string" office:string-value="" calcext:value-type="error">
            <text:p>#DIV/0!</text:p>
          </table:table-cell>
          <table:table-cell table:style-name="ce3"/>
          <table:table-cell table:style-name="ce5" table:formula="of:=AVERAGE([.H24:.H33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J24:.J33])" office:value-type="percentage" office:value="0.27072" calcext:value-type="percentage">
            <text:p>27,07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table:style-name="ce10" office:value-type="percentage" office:value="0.2263" calcext:value-type="percentage">
            <text:p>22,63%</text:p>
          </table:table-cell>
          <table:table-cell office:value-type="string" calcext:value-type="string">
            <text:p>transfusion1</text:p>
          </table:table-cell>
          <table:table-cell table:style-name="ce10" office:value-type="percentage" office:value="0.2162" calcext:value-type="percentage">
            <text:p>21,62%</text:p>
          </table:table-cell>
          <table:table-cell office:value-type="string" calcext:value-type="string">
            <text:p>Parkinsons_1</text:p>
          </table:table-cell>
          <table:table-cell table:style-name="ce11" office:value-type="percentage" office:value="0.2105" calcext:value-type="percentage">
            <text:p>21,05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804" calcext:value-type="percentage">
            <text:p>8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table:style-name="ce10" office:value-type="percentage" office:value="0.1774" calcext:value-type="percentage">
            <text:p>17,74%</text:p>
          </table:table-cell>
          <table:table-cell office:value-type="string" calcext:value-type="string">
            <text:p>transfusion2</text:p>
          </table:table-cell>
          <table:table-cell table:style-name="ce10" office:value-type="percentage" office:value="0.2432" calcext:value-type="percentage">
            <text:p>24,32%</text:p>
          </table:table-cell>
          <table:table-cell office:value-type="string" calcext:value-type="string">
            <text:p>Parkinsons_2</text:p>
          </table:table-cell>
          <table:table-cell table:style-name="ce11" office:value-type="percentage" office:value="0.1579" calcext:value-type="percentage">
            <text:p>15,79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333" calcext:value-type="percentage">
            <text:p>13,33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table:style-name="ce10" office:value-type="percentage" office:value="0.1935" calcext:value-type="percentage">
            <text:p>19,35%</text:p>
          </table:table-cell>
          <table:table-cell office:value-type="string" calcext:value-type="string">
            <text:p>transfusion3</text:p>
          </table:table-cell>
          <table:table-cell table:style-name="ce10" office:value-type="percentage" office:value="0.2297" calcext:value-type="percentage">
            <text:p>22,97%</text:p>
          </table:table-cell>
          <table:table-cell office:value-type="string" calcext:value-type="string">
            <text:p>Parkinsons_3</text:p>
          </table:table-cell>
          <table:table-cell table:style-name="ce11" office:value-type="percentage" office:value="0.2632" calcext:value-type="percentage">
            <text:p>26,32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2667" calcext:value-type="percentage">
            <text:p>26,67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0179" calcext:value-type="percentage">
            <text:p>1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table:style-name="ce10" office:value-type="percentage" office:value="0.2086" calcext:value-type="percentage">
            <text:p>20,86%</text:p>
          </table:table-cell>
          <table:table-cell office:value-type="string" calcext:value-type="string">
            <text:p>transfusion4</text:p>
          </table:table-cell>
          <table:table-cell table:style-name="ce10" office:value-type="percentage" office:value="0.2297" calcext:value-type="percentage">
            <text:p>22,97%</text:p>
          </table:table-cell>
          <table:table-cell office:value-type="string" calcext:value-type="string">
            <text:p>Parkinsons_4</text:p>
          </table:table-cell>
          <table:table-cell table:style-name="ce2" office:value-type="percentage" office:value="0.0526" calcext:value-type="percentage">
            <text:p>5,26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667" calcext:value-type="percentage">
            <text:p>6,67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714" calcext:value-type="percentage">
            <text:p>7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table:style-name="ce10" office:value-type="percentage" office:value="0.2419" calcext:value-type="percentage">
            <text:p>24,19%</text:p>
          </table:table-cell>
          <table:table-cell office:value-type="string" calcext:value-type="string">
            <text:p>transfusion5</text:p>
          </table:table-cell>
          <table:table-cell table:style-name="ce10" office:value-type="percentage" office:value="0.2838" calcext:value-type="percentage">
            <text:p>28,38%</text:p>
          </table:table-cell>
          <table:table-cell office:value-type="string" calcext:value-type="string">
            <text:p>Parkinsons_5</text:p>
          </table:table-cell>
          <table:table-cell table:style-name="ce2" office:value-type="percentage" office:value="0.1579" calcext:value-type="percentage">
            <text:p>15,79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011" calcext:value-type="percentage">
            <text:p>0,11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536" calcext:value-type="percentage">
            <text:p>5,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2414" calcext:value-type="percentage">
            <text:p>24,14%</text:p>
          </table:table-cell>
          <table:table-cell office:value-type="string" calcext:value-type="string">
            <text:p>transfusion6</text:p>
          </table:table-cell>
          <table:table-cell table:style-name="ce10" office:value-type="percentage" office:value="0.2568" calcext:value-type="percentage">
            <text:p>25,68%</text:p>
          </table:table-cell>
          <table:table-cell office:value-type="string" calcext:value-type="string">
            <text:p>Parkinsons_6</text:p>
          </table:table-cell>
          <table:table-cell table:style-name="ce2" office:value-type="percentage" office:value="0.1053" calcext:value-type="percentage">
            <text:p>10,53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57" calcext:value-type="percentage">
            <text:p>3,5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097" calcext:value-type="percentage">
            <text:p>20,97%</text:p>
          </table:table-cell>
          <table:table-cell office:value-type="string" calcext:value-type="string">
            <text:p>transfusion7</text:p>
          </table:table-cell>
          <table:table-cell table:style-name="ce10" office:value-type="percentage" office:value="0.2568" calcext:value-type="percentage">
            <text:p>25,68%</text:p>
          </table:table-cell>
          <table:table-cell office:value-type="string" calcext:value-type="string">
            <text:p>Parkinsons_7</text:p>
          </table:table-cell>
          <table:table-cell table:style-name="ce2" office:value-type="percentage" office:value="0.1579" calcext:value-type="percentage">
            <text:p>15,79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1774" calcext:value-type="percentage">
            <text:p>17,74%</text:p>
          </table:table-cell>
          <table:table-cell office:value-type="string" calcext:value-type="string">
            <text:p>transfusion8</text:p>
          </table:table-cell>
          <table:table-cell office:value-type="percentage" office:value="0.1486" calcext:value-type="percentage">
            <text:p>14,86%</text:p>
          </table:table-cell>
          <table:table-cell office:value-type="string" calcext:value-type="string">
            <text:p>Parkinsons_8</text:p>
          </table:table-cell>
          <table:table-cell table:style-name="ce2" office:value-type="percentage" office:value="0.0596" calcext:value-type="percentage">
            <text:p>5,96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0667" calcext:value-type="percentage">
            <text:p>6,67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893" calcext:value-type="percentage">
            <text:p>8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1774" calcext:value-type="percentage">
            <text:p>17,74%</text:p>
          </table:table-cell>
          <table:table-cell office:value-type="string" calcext:value-type="string">
            <text:p>transfusion9</text:p>
          </table:table-cell>
          <table:table-cell office:value-type="percentage" office:value="0.2162" calcext:value-type="percentage">
            <text:p>21,62%</text:p>
          </table:table-cell>
          <table:table-cell office:value-type="string" calcext:value-type="string">
            <text:p>Parkinsons_9</text:p>
          </table:table-cell>
          <table:table-cell table:style-name="ce2" office:value-type="percentage" office:value="0.0526" calcext:value-type="percentage">
            <text:p>5,26%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1333" calcext:value-type="percentage">
            <text:p>13,33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2581" calcext:value-type="percentage">
            <text:p>25,81%</text:p>
          </table:table-cell>
          <table:table-cell office:value-type="string" calcext:value-type="string">
            <text:p>transfusion10</text:p>
          </table:table-cell>
          <table:table-cell office:value-type="percentage" office:value="0.2356" calcext:value-type="percentage">
            <text:p>23,56%</text:p>
          </table:table-cell>
          <table:table-cell office:value-type="string" calcext:value-type="string">
            <text:p>Parkinsons_10</text:p>
          </table:table-cell>
          <table:table-cell table:style-name="ce2" office:value-type="percentage" office:value="0.1053" calcext:value-type="percentage">
            <text:p>10,53%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042" calcext:value-type="percentage">
            <text:p>0,42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1117" calcext:value-type="percentage">
            <text:p>21,12%</text:p>
          </table:table-cell>
          <table:table-cell table:style-name="ce3"/>
          <table:table-cell table:style-name="ce3" table:formula="of:=AVERAGE([.D36:.D45])" office:value-type="percentage" office:value="0.23166" calcext:value-type="percentage">
            <text:p>23,17%</text:p>
          </table:table-cell>
          <table:table-cell table:style-name="ce3"/>
          <table:table-cell table:style-name="ce3" table:formula="of:=AVERAGE([.F36:.F45])" office:value-type="percentage" office:value="0.13228" calcext:value-type="percentage">
            <text:p>13,23%</text:p>
          </table:table-cell>
          <table:table-cell table:style-name="ce3"/>
          <table:table-cell table:style-name="ce3" table:formula="of:=AVERAGE([.H36:.H45])" office:value-type="percentage" office:value="0.08344" calcext:value-type="percentage">
            <text:p>8,34%</text:p>
          </table:table-cell>
          <table:table-cell table:style-name="ce3"/>
          <table:table-cell table:style-name="ce3" table:formula="of:=AVERAGE([.J36:.J45])" office:value-type="percentage" office:value="0.06335" calcext:value-type="percentage">
            <text:p>6,3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10" office:value-type="percentage" office:value="0.34" calcext:value-type="percentage">
            <text:p>34,00%</text:p>
          </table:table-cell>
          <table:table-cell office:value-type="string" calcext:value-type="string">
            <text:p>zo_nf_s_1</text:p>
          </table:table-cell>
          <table:table-cell office:value-type="percentage" office:value="0.12" calcext:value-type="percentage">
            <text:p>12,00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17" calcext:value-type="percentage">
            <text:p>17,00%</text:p>
          </table:table-cell>
          <table:table-cell office:value-type="string" calcext:value-type="string">
            <text:p>Popfailures_1</text:p>
          </table:table-cell>
          <table:table-cell table:style-name="ce2" office:value-type="percentage" office:value="0.0938" calcext:value-type="percentage">
            <text:p>9,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10" office:value-type="percentage" office:value="0.4627" calcext:value-type="percentage">
            <text:p>46,27%</text:p>
          </table:table-cell>
          <table:table-cell office:value-type="string" calcext:value-type="string">
            <text:p>zo_nf_s_2</text:p>
          </table:table-cell>
          <table:table-cell office:value-type="percentage" office:value="0.12" calcext:value-type="percentage">
            <text:p>12,00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Popfailures_2</text:p>
          </table:table-cell>
          <table:table-cell table:style-name="ce2"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10" office:value-type="percentage" office:value="0.504" calcext:value-type="percentage">
            <text:p>50,40%</text:p>
          </table:table-cell>
          <table:table-cell office:value-type="string" calcext:value-type="string">
            <text:p>zo_nf_s_3</text:p>
          </table:table-cell>
          <table:table-cell office:value-type="percentage" office:value="0.16" calcext:value-type="percentage">
            <text:p>16,00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14" calcext:value-type="percentage">
            <text:p>14,00%</text:p>
          </table:table-cell>
          <table:table-cell office:value-type="string" calcext:value-type="string">
            <text:p>Popfailures_3</text:p>
          </table:table-cell>
          <table:table-cell table:style-name="ce2"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10" office:value-type="percentage" office:value="0.3847" calcext:value-type="percentage">
            <text:p>38,47%</text:p>
          </table:table-cell>
          <table:table-cell office:value-type="string" calcext:value-type="string">
            <text:p>zo_nf_s_4</text:p>
          </table:table-cell>
          <table:table-cell office:value-type="percentage" office:value="0.24" calcext:value-type="percentage">
            <text:p>24,0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14" calcext:value-type="percentage">
            <text:p>14,00%</text:p>
          </table:table-cell>
          <table:table-cell office:value-type="string" calcext:value-type="string">
            <text:p>Popfailures_4</text:p>
          </table:table-cell>
          <table:table-cell table:style-name="ce2" office:value-type="percentage" office:value="0.0185" calcext:value-type="percentage">
            <text:p>1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10" office:value-type="percentage" office:value="0.1833" calcext:value-type="percentage">
            <text:p>18,33%</text:p>
          </table:table-cell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9" calcext:value-type="percentage">
            <text:p>9,00%</text:p>
          </table:table-cell>
          <table:table-cell office:value-type="string" calcext:value-type="string">
            <text:p>Popfailures_5</text:p>
          </table:table-cell>
          <table:table-cell table:style-name="ce2" office:value-type="percentage" office:value="0.0926" calcext:value-type="percentage">
            <text:p>9,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10" office:value-type="percentage" office:value="0.48" calcext:value-type="percentage">
            <text:p>48,00%</text:p>
          </table:table-cell>
          <table:table-cell office:value-type="string" calcext:value-type="string">
            <text:p>zo_nf_s_6</text:p>
          </table:table-cell>
          <table:table-cell office:value-type="percentage" office:value="0.14" calcext:value-type="percentage">
            <text:p>14,00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Popfailures_6</text:p>
          </table:table-cell>
          <table:table-cell table:style-name="ce2"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10" office:value-type="percentage" office:value="0.368" calcext:value-type="percentage">
            <text:p>36,80%</text:p>
          </table:table-cell>
          <table:table-cell office:value-type="string" calcext:value-type="string">
            <text:p>zo_nf_s_7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21" calcext:value-type="percentage">
            <text:p>21,00%</text:p>
          </table:table-cell>
          <table:table-cell office:value-type="string" calcext:value-type="string">
            <text:p>Popfailures_7</text:p>
          </table:table-cell>
          <table:table-cell table:style-name="ce2"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10" office:value-type="percentage" office:value="0.3827" calcext:value-type="percentage">
            <text:p>38,27%</text:p>
          </table:table-cell>
          <table:table-cell office:value-type="string" calcext:value-type="string">
            <text:p>zo_nf_s_8</text:p>
          </table:table-cell>
          <table:table-cell office:value-type="percentage" office:value="0.18" calcext:value-type="percentage">
            <text:p>18,00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Popfailures_8</text:p>
          </table:table-cell>
          <table:table-cell table:style-name="ce2"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10" office:value-type="percentage" office:value="0.52" calcext:value-type="percentage">
            <text:p>52,00%</text:p>
          </table:table-cell>
          <table:table-cell office:value-type="string" calcext:value-type="string">
            <text:p>zo_nf_s_9</text:p>
          </table:table-cell>
          <table:table-cell office:value-type="percentage" office:value="0.042" calcext:value-type="percentage">
            <text:p>4,20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9" calcext:value-type="percentage">
            <text:p>9,00%</text:p>
          </table:table-cell>
          <table:table-cell office:value-type="string" calcext:value-type="string">
            <text:p>Popfailures_9</text:p>
          </table:table-cell>
          <table:table-cell table:style-name="ce2" office:value-type="percentage" office:value="0.0185" calcext:value-type="percentage">
            <text:p>1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10" office:value-type="percentage" office:value="0.4807" calcext:value-type="percentage">
            <text:p>48,07%</text:p>
          </table:table-cell>
          <table:table-cell office:value-type="string" calcext:value-type="string">
            <text:p>zo_nf_s_10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14" calcext:value-type="percentage">
            <text:p>14,00%</text:p>
          </table:table-cell>
          <table:table-cell office:value-type="string" calcext:value-type="string">
            <text:p>Popfailures_10</text:p>
          </table:table-cell>
          <table:table-cell table:style-name="ce2"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41061" calcext:value-type="percentage">
            <text:p>41,06%</text:p>
          </table:table-cell>
          <table:table-cell table:style-name="ce3"/>
          <table:table-cell table:style-name="ce3" table:formula="of:=AVERAGE([.D49:.D58])" office:value-type="percentage" office:value="0.12926" calcext:value-type="percentage">
            <text:p>12,93%</text:p>
          </table:table-cell>
          <table:table-cell table:style-name="ce3"/>
          <table:table-cell table:style-name="ce3" table:formula="of:=AVERAGE([.F49:.F58])" office:value-type="percentage" office:value="0.026" calcext:value-type="percentage">
            <text:p>2,60%</text:p>
          </table:table-cell>
          <table:table-cell table:style-name="ce3"/>
          <table:table-cell table:style-name="ce3" table:formula="of:=AVERAGE([.H49:.H58])" office:value-type="percentage" office:value="0.126" calcext:value-type="percentage">
            <text:p>12,60%</text:p>
          </table:table-cell>
          <table:table-cell table:style-name="ce3"/>
          <table:table-cell table:style-name="ce3" table:formula="of:=AVERAGE([.J49:.J58])" office:value-type="percentage" office:value="0.0594" calcext:value-type="percentage">
            <text:p>5,94%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NCLASS WITH INTERVALGENETIC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9:16:31.26948392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10:49:43.377812738</meta:creation-date>
    <dc:date>2021-03-28T21:05:22.668468155</dc:date>
    <meta:editing-duration>P2DT21H15M53S</meta:editing-duration>
    <meta:editing-cycles>1241</meta:editing-cycles>
    <meta:generator>LibreOffice/7.0.4.2$Linux_X86_64 LibreOffice_project/00$Build-2</meta:generator>
    <meta:document-statistic meta:table-count="3" meta:cell-count="1518" meta:object-count="0"/>
  </office:meta>
</office:document-meta>
</file>